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/>
    </style:style>
    <style:style style:name="ce1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/>
    </style:style>
    <style:style style:name="ce14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/>
    </style:style>
    <style:style style:name="ce15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9" style:family="table-cell" style:parent-style-name="Default" style:data-style-name="N15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149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49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3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5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49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6" style:family="table-cell" style:parent-style-name="Default">
      <style:text-properties style:font-name="Liberation Serif" fo:font-weight="bold" style:font-weight-asian="bold" style:font-weight-complex="bold"/>
    </style:style>
    <style:style style:name="ce77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Liberation Serif"/>
    </style:style>
    <style:style style:name="ce78" style:family="table-cell" style:parent-style-name="Default">
      <style:table-cell-properties fo:border="0.99pt solid #000000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Liberation Serif"/>
    </style:style>
    <style:style style:name="ce84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/>
    </style:style>
    <style:style style:name="ce90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/>
    </style:style>
    <style:style style:name="ce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/>
    </style:style>
    <style:style style:name="ce9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9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02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10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10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6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/>
    </style:style>
    <style:style style:name="ce10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11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13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14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6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118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119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12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8pt" style:font-size-asian="8pt" style:font-size-complex="8pt"/>
    </style:style>
    <style:style style:name="ce122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123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125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26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2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12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2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1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132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3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/>
    </style:style>
    <style:style style:name="ce13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/>
    </style:style>
    <style:style style:name="ce139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0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1" style:family="table-cell" style:parent-style-name="Default" style:data-style-name="N143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2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43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44" style:family="table-cell" style:parent-style-name="Default" style:data-style-name="N149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/>
    </style:style>
    <style:style style:name="ce14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4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9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0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51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5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53" style:family="table-cell" style:parent-style-name="Default" style:data-style-name="N124">
      <style:table-cell-properties style:text-align-source="fix" style:repeat-content="false" fo:border="2.01pt solid #000000"/>
      <style:paragraph-properties fo:text-align="center" fo:margin-left="0mm"/>
      <style:text-properties style:font-name="Liberation Serif"/>
    </style:style>
    <style:style style:name="ce154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8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Liberation Serif"/>
    </style:style>
    <style:style style:name="ce159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Liberation Serif"/>
    </style:style>
    <style:style style:name="ce16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2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/>
      <style:text-properties style:font-name="Liberation Serif"/>
    </style:style>
    <style:style style:name="ce16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Liberation Serif"/>
    </style:style>
    <style:style style:name="ce16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erif"/>
    </style:style>
    <style:style style:name="ce165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6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7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6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70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/>
    </style:style>
    <style:style style:name="ce17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7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7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7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6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7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8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 style:data-style-name="N124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style:font-name="Liberation Serif"/>
    </style:style>
    <style:style style:name="ce184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Liberation Serif"/>
    </style:style>
    <style:style style:name="ce18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/>
      <style:text-properties style:font-name="Liberation Serif"/>
    </style:style>
    <style:style style:name="ce188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9" style:family="table-cell" style:parent-style-name="Default" style:data-style-name="N143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0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92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93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/>
    </style:style>
    <style:style style:name="ce19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5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9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8pt" style:font-size-asian="10pt" style:font-size-complex="10pt"/>
    </style:style>
    <style:style style:name="ce200" style:family="table-cell" style:parent-style-name="Default" style:data-style-name="N152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1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3" style:family="table-cell" style:parent-style-name="Default">
      <style:table-cell-properties style:vertical-align="automatic"/>
      <style:text-properties style:font-name="Liberation Serif"/>
    </style:style>
    <style:style style:name="ce204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05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207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8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209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210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11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12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21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215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216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21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8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19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2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/>
    </style:style>
    <style:style style:name="ce22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22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6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7" style:family="table-cell" style:parent-style-name="Default" style:data-style-name="N149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0pt" style:font-size-asian="10pt" style:font-size-complex="10pt"/>
    </style:style>
    <style:style style:name="ce22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0" style:family="table-cell" style:parent-style-name="Default" style:data-style-name="N151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1" style:family="table-cell" style:parent-style-name="Default" style:data-style-name="N15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2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3" style:family="table-cell" style:parent-style-name="Default" style:data-style-name="N124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4" style:family="table-cell" style:parent-style-name="Default" style:data-style-name="N149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5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23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3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3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39" style:family="table-cell" style:parent-style-name="Default">
      <style:table-cell-properties fo:border="0.99pt solid #000000"/>
      <style:text-properties style:font-name="Liberation Serif"/>
    </style:style>
    <style:style style:name="ce240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/>
    </style:style>
    <style:style style:name="ce24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4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4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/>
    </style:style>
    <style:style style:name="ce24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  <style:style style:name="ce24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0" table:number-columns-repeated="10"/>
          <table:table-cell table:style-name="ce86"/>
          <table:table-cell/>
          <table:table-cell table:style-name="ce98" office:value-type="string" calcext:value-type="string">
            <text:p>Revision 1.1-201500513</text:p>
          </table:table-cell>
          <table:table-cell table:style-name="ce112" table:number-columns-repeated="9"/>
          <table:table-cell table:style-name="ce209"/>
          <table:table-cell/>
          <table:table-cell table:style-name="ce217" office:value-type="string" calcext:value-type="string">
            <text:p>Print Area</text:p>
          </table:table-cell>
          <table:table-cell table:style-name="ce11"/>
          <table:table-cell table:number-columns-repeated="4"/>
          <table:table-cell table:style-name="ce235" office:value-type="string" calcext:value-type="string" table:number-columns-spanned="4" table:number-rows-spanned="1">
            <text:p>Test frequency</text:p>
          </table:table-cell>
          <table:covered-table-cell table:number-columns-repeated="2" table:style-name="ce77"/>
          <table:covered-table-cell table:style-name="ce83"/>
          <table:table-cell table:number-columns-repeated="98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210"/>
          <table:table-cell/>
          <table:table-cell table:style-name="ce218"/>
          <table:table-cell table:style-name="ce11"/>
          <table:table-cell table:number-columns-repeated="4"/>
          <table:table-cell table:style-name="ce236" office:value-type="string" calcext:value-type="string" table:number-columns-spanned="2" table:number-rows-spanned="1">
            <text:p>Standard monitor</text:p>
          </table:table-cell>
          <table:covered-table-cell table:style-name="ce239"/>
          <table:table-cell table:style-name="ce242" office:value-type="string" calcext:value-type="string" table:number-columns-spanned="2" table:number-rows-spanned="1">
            <text:p>Tomosynthesis monitor</text:p>
          </table:table-cell>
          <table:covered-table-cell table:style-name="ce243"/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210"/>
          <table:table-cell/>
          <table:table-cell table:style-name="ce219" table:formula="of:=IF([.AB7]=&quot;&quot;;&quot;&quot;;[.AB7])">
            <text:p/>
          </table:table-cell>
          <table:table-cell table:style-name="ce11"/>
          <table:table-cell table:number-columns-repeated="4"/>
          <table:table-cell table:style-name="ce237" office:value-type="string" calcext:value-type="string">
            <text:p>No QAWS</text:p>
          </table:table-cell>
          <table:table-cell table:style-name="ce240" office:value-type="string" calcext:value-type="string">
            <text:p>QAWS</text:p>
          </table:table-cell>
          <table:table-cell table:style-name="ce240" office:value-type="string" calcext:value-type="string">
            <text:p>No QAWS</text:p>
          </table:table-cell>
          <table:table-cell table:style-name="ce244" office:value-type="string" calcext:value-type="string">
            <text:p>QAWS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1" table:number-columns-repeated="5"/>
          <table:table-cell table:style-name="ce69"/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9"/>
          <table:table-cell table:style-name="ce11" table:number-columns-repeated="4"/>
          <table:table-cell table:style-name="ce210"/>
          <table:table-cell/>
          <table:table-cell table:style-name="ce21" office:value-type="string" calcext:value-type="string">
            <text:p>All:</text:p>
          </table:table-cell>
          <table:table-cell table:style-name="ce222"/>
          <table:table-cell table:number-columns-repeated="3"/>
          <table:table-cell table:style-name="ce124" office:value-type="string" calcext:value-type="string">
            <text:p>Autocalibration</text:p>
          </table:table-cell>
          <table:table-cell table:style-name="ce237" office:value-type="string" calcext:value-type="string">
            <text:p>Semiannual</text:p>
          </table:table-cell>
          <table:table-cell table:number-columns-repeated="2" table:style-name="ce240" office:value-type="string" calcext:value-type="string">
            <text:p>Semiannual</text:p>
          </table:table-cell>
          <table:table-cell table:style-name="ce244" office:value-type="string" calcext:value-type="string">
            <text:p>Semiannual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210"/>
          <table:table-cell table:number-columns-repeated="6"/>
          <table:table-cell table:style-name="ce124" office:value-type="string" calcext:value-type="string">
            <text:p>Compliance Test</text:p>
          </table:table-cell>
          <table:table-cell table:style-name="ce237" office:value-type="string" calcext:value-type="string">
            <text:p>Weekly</text:p>
          </table:table-cell>
          <table:table-cell table:number-columns-repeated="2" table:style-name="ce240" office:value-type="string" calcext:value-type="string">
            <text:p>Weekly</text:p>
          </table:table-cell>
          <table:table-cell table:style-name="ce244" office:value-type="string" calcext:value-type="string">
            <text:p>Monthly</text:p>
          </table:table-cell>
          <table:table-cell table:number-columns-repeated="98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88"/>
          <table:table-cell/>
          <table:table-cell table:style-name="ce100"/>
          <table:table-cell table:style-name="ce113" table:number-columns-repeated="9"/>
          <table:table-cell table:style-name="ce211"/>
          <table:table-cell/>
          <table:table-cell table:style-name="ce97" office:value-type="string" calcext:value-type="string">
            <text:p>Measurement Parameter</text:p>
          </table:table-cell>
          <table:table-cell table:style-name="ce223" office:value-type="string" calcext:value-type="string">
            <text:p>Last Year</text:p>
          </table:table-cell>
          <table:table-cell table:style-name="ce69"/>
          <table:table-cell table:style-name="ce223" office:value-type="string" calcext:value-type="string">
            <text:p>This Year</text:p>
          </table:table-cell>
          <table:table-cell/>
          <table:table-cell table:style-name="ce124" office:value-type="string" calcext:value-type="string">
            <text:p>Display Test</text:p>
          </table:table-cell>
          <table:table-cell table:style-name="ce237"/>
          <table:table-cell table:style-name="ce240"/>
          <table:table-cell table:style-name="ce240" office:value-type="string" calcext:value-type="string">
            <text:p>NA</text:p>
          </table:table-cell>
          <table:table-cell table:style-name="ce244" office:value-type="string" calcext:value-type="string">
            <text:p>Weekly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114"/>
          <table:table-cell table:style-name="ce125"/>
          <table:table-cell table:style-name="ce11" table:number-columns-repeated="5"/>
          <table:table-cell table:style-name="ce11" office:value-type="string" calcext:value-type="string">
            <text:p>Inspector:</text:p>
          </table:table-cell>
          <table:table-cell table:style-name="ce208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12" office:value-type="string" calcext:value-type="string">
            <text:p>Eugene Mah</text:p>
          </table:table-cell>
          <table:table-cell/>
          <table:table-cell table:style-name="ce21" office:value-type="string" calcext:value-type="string">
            <text:p>Print Area</text:p>
          </table:table-cell>
          <table:table-cell table:style-name="ce224"/>
          <table:table-cell table:style-name="ce228" table:formula="of:=IF([.AB7]&lt;&gt;[.AD7];&quot;Change&quot;;&quot;&quot;)">
            <text:p/>
          </table:table-cell>
          <table:table-cell table:style-name="ce229" table:formula="of:=IF(OR([.AA2]=&quot;&quot;;[.AA2]=0);&quot;&quot;;[.AA2])">
            <text:p/>
          </table:table-cell>
          <table:table-cell/>
          <table:table-cell table:style-name="ce124" office:value-type="string" calcext:value-type="string">
            <text:p>Rapid Frame</text:p>
          </table:table-cell>
          <table:table-cell table:style-name="ce238" office:value-type="string" calcext:value-type="string">
            <text:p>NA</text:p>
          </table:table-cell>
          <table:table-cell table:style-name="ce241" office:value-type="string" calcext:value-type="string">
            <text:p>NA</text:p>
          </table:table-cell>
          <table:table-cell table:style-name="ce241" office:value-type="string" calcext:value-type="string">
            <text:p>Quarterly</text:p>
          </table:table-cell>
          <table:table-cell table:style-name="ce245" office:value-type="string" calcext:value-type="string">
            <text:p>Quarterly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70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11" office:value-type="string" calcext:value-type="string">
            <text:p>Previous Date:</text:p>
          </table:table-cell>
          <table:table-cell table:style-name="ce115" table:formula="of:=IF([.AB8]=&quot;&quot;;&quot;&quot;;[.AB8])">
            <text:p/>
          </table:table-cell>
          <table:table-cell table:style-name="ce126"/>
          <table:table-cell table:style-name="ce11" table:number-columns-repeated="2"/>
          <table:table-cell table:style-name="ce197" office:value-type="string" calcext:value-type="string">
            <text:p>System Information</text:p>
          </table:table-cell>
          <table:table-cell table:style-name="ce11" table:number-columns-repeated="2"/>
          <table:table-cell table:style-name="ce206" table:number-columns-repeated="2"/>
          <table:table-cell table:style-name="ce213"/>
          <table:table-cell/>
          <table:table-cell table:style-name="ce21" office:value-type="string" calcext:value-type="string">
            <text:p>Date</text:p>
          </table:table-cell>
          <table:table-cell table:style-name="ce225"/>
          <table:table-cell table:style-name="ce228" table:formula="of:=IF([.AB8]&lt;&gt;[.AD8];&quot;Change&quot;;&quot;&quot;)">
            <text:p/>
          </table:table-cell>
          <table:table-cell table:style-name="ce230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3"/>
          <table:table-cell table:style-name="ce22" office:value-type="string" calcext:value-type="string">
            <text:p>Location</text:p>
          </table:table-cell>
          <table:table-cell table:style-name="ce13" table:number-columns-repeated="8"/>
          <table:table-cell table:style-name="ce89"/>
          <table:table-cell/>
          <table:table-cell table:style-name="ce101"/>
          <table:table-cell table:style-name="ce116" office:value-type="string" calcext:value-type="string">
            <text:p>Location</text:p>
          </table:table-cell>
          <table:table-cell table:style-name="ce112" table:number-columns-repeated="2"/>
          <table:table-cell table:style-name="ce174" office:value-type="string" calcext:value-type="string">
            <text:p>Input Changes Only</text:p>
          </table:table-cell>
          <table:table-cell table:style-name="ce112" table:number-columns-repeated="3"/>
          <table:table-cell table:style-name="ce174" office:value-type="string" calcext:value-type="string">
            <text:p>Input Changes Only</text:p>
          </table:table-cell>
          <table:table-cell table:style-name="ce112"/>
          <table:table-cell table:style-name="ce209"/>
          <table:table-cell/>
          <table:table-cell table:style-name="ce21" office:value-type="string" calcext:value-type="string">
            <text:p>Inspector</text:p>
          </table:table-cell>
          <table:table-cell table:style-name="ce224"/>
          <table:table-cell table:style-name="ce228" table:formula="of:=IF([.AB9]&lt;&gt;[.AD9];&quot;Change&quot;;&quot;&quot;)" office:value-type="string" office:string-value="Change" calcext:value-type="string">
            <text:p>Change</text:p>
          </table:table-cell>
          <table:table-cell table:style-name="ce22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23" office:value-type="string" calcext:value-type="string">
            <text:p>Facility:</text:p>
          </table:table-cell>
          <table:table-cell table:style-name="ce40" table:formula="of:=IF([.R10]=&quot;&quot;;&quot;&quot;;[.R10])" table:number-columns-spanned="2" table:number-rows-spanned="1">
            <text:p/>
          </table:table-cell>
          <table:covered-table-cell table:style-name="ce45"/>
          <table:table-cell table:number-columns-repeated="2"/>
          <table:table-cell table:style-name="ce23" office:value-type="string" calcext:value-type="string">
            <text:p>Site Number:</text:p>
          </table:table-cell>
          <table:table-cell table:style-name="ce40" table:formula="of:=IF([.V10]=&quot;&quot;;&quot;&quot;;[.V10])" table:number-columns-spanned="2" table:number-rows-spanned="1">
            <text:p/>
          </table:table-cell>
          <table:covered-table-cell table:style-name="ce45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Facility:</text:p>
          </table:table-cell>
          <table:table-cell table:style-name="ce147" table:formula="of:=IF([.S10]&lt;&gt;&quot;&quot;;[.S10];IF([.AB10]=&quot;&quot;;&quot;&quot;;[.AB10]))">
            <text:p/>
          </table:table-cell>
          <table:table-cell table:style-name="ce175"/>
          <table:table-cell table:style-name="ce11"/>
          <table:table-cell table:style-name="ce21" office:value-type="string" calcext:value-type="string">
            <text:p>Site Number:</text:p>
          </table:table-cell>
          <table:table-cell table:style-name="ce147" table:formula="of:=IF([.W10]&lt;&gt;&quot;&quot;;[.W10];IF([.AB15]=&quot;&quot;;&quot;&quot;;[.AB15]))">
            <text:p/>
          </table:table-cell>
          <table:table-cell table:style-name="ce175"/>
          <table:table-cell table:style-name="ce11"/>
          <table:table-cell table:style-name="ce210"/>
          <table:table-cell/>
          <table:table-cell table:style-name="ce21" office:value-type="string" calcext:value-type="string">
            <text:p>Facility:</text:p>
          </table:table-cell>
          <table:table-cell table:style-name="ce224"/>
          <table:table-cell table:style-name="ce228" table:formula="of:=IF([.AB10]&lt;&gt;[.AD10];&quot;Change&quot;;&quot;&quot;)">
            <text:p/>
          </table:table-cell>
          <table:table-cell table:style-name="ce229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23" office:value-type="string" calcext:value-type="string">
            <text:p>Department:</text:p>
          </table:table-cell>
          <table:table-cell table:style-name="ce41" table:formula="of:=IF([.R11]=&quot;&quot;;&quot;&quot;;[.R11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23" office:value-type="string" calcext:value-type="string">
            <text:p>Date of Installation:</text:p>
          </table:table-cell>
          <table:table-cell table:style-name="ce41" table:formula="of:=IF([.V11]=&quot;&quot;;&quot;&quot;;[.V11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Department:</text:p>
          </table:table-cell>
          <table:table-cell table:style-name="ce147" table:formula="of:=IF([.S11]&lt;&gt;&quot;&quot;;[.S11];IF([.AB11]=&quot;&quot;;&quot;&quot;;[.AB11]))">
            <text:p/>
          </table:table-cell>
          <table:table-cell table:style-name="ce175"/>
          <table:table-cell table:style-name="ce11"/>
          <table:table-cell table:style-name="ce21" office:value-type="string" calcext:value-type="string">
            <text:p>Date of Installation:</text:p>
          </table:table-cell>
          <table:table-cell table:style-name="ce147" table:formula="of:=IF([.W11]&lt;&gt;&quot;&quot;;[.W11];IF([.AB16]=&quot;&quot;;&quot;&quot;;[.AB16]))">
            <text:p/>
          </table:table-cell>
          <table:table-cell table:style-name="ce175"/>
          <table:table-cell table:style-name="ce11"/>
          <table:table-cell table:style-name="ce210"/>
          <table:table-cell/>
          <table:table-cell table:style-name="ce21" office:value-type="string" calcext:value-type="string">
            <text:p>Department:</text:p>
          </table:table-cell>
          <table:table-cell table:style-name="ce224"/>
          <table:table-cell table:style-name="ce228" table:formula="of:=IF([.AB11]&lt;&gt;[.AD11];&quot;Change&quot;;&quot;&quot;)">
            <text:p/>
          </table:table-cell>
          <table:table-cell table:style-name="ce229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3" office:value-type="string" calcext:value-type="string">
            <text:p>Area/Division:</text:p>
          </table:table-cell>
          <table:table-cell table:style-name="ce41" table:formula="of:=IF([.R12]=&quot;&quot;;&quot;&quot;;[.R12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Workstation ID:</text:p>
          </table:table-cell>
          <table:table-cell table:style-name="ce41" table:formula="of:=IF([.V12]=&quot;&quot;;&quot;&quot;;[.V12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Area/Division:</text:p>
          </table:table-cell>
          <table:table-cell table:style-name="ce147" table:formula="of:=IF([.S12]&lt;&gt;&quot;&quot;;[.S12];IF([.AB12]=&quot;&quot;;&quot;&quot;;[.AB12]))">
            <text:p/>
          </table:table-cell>
          <table:table-cell table:style-name="ce175"/>
          <table:table-cell table:style-name="ce11"/>
          <table:table-cell table:style-name="ce124" office:value-type="string" calcext:value-type="string">
            <text:p>Workstation ID:</text:p>
          </table:table-cell>
          <table:table-cell table:style-name="ce200" table:formula="of:=IF([.W12]&lt;&gt;&quot;&quot;;[.W12];IF([.AB17]=&quot;&quot;;&quot;&quot;;[.AB17]))">
            <text:p/>
          </table:table-cell>
          <table:table-cell table:style-name="ce207"/>
          <table:table-cell table:style-name="ce11"/>
          <table:table-cell table:style-name="ce210"/>
          <table:table-cell/>
          <table:table-cell table:style-name="ce21" office:value-type="string" calcext:value-type="string">
            <text:p>Area/Division:</text:p>
          </table:table-cell>
          <table:table-cell table:style-name="ce224"/>
          <table:table-cell table:style-name="ce228" table:formula="of:=IF([.AB12]&lt;&gt;[.AD12];&quot;Change&quot;;&quot;&quot;)">
            <text:p/>
          </table:table-cell>
          <table:table-cell table:style-name="ce229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3" office:value-type="string" calcext:value-type="string">
            <text:p>Survey ID:</text:p>
          </table:table-cell>
          <table:table-cell table:style-name="ce41" table:formula="of:=IF([.R13]=&quot;&quot;;&quot;&quot;;[.R13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Left monitor SN:</text:p>
          </table:table-cell>
          <table:table-cell table:style-name="ce41" table:formula="of:=IF([.V13]=&quot;&quot;;&quot;&quot;;[.V13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Survey ID:</text:p>
          </table:table-cell>
          <table:table-cell table:style-name="ce148" table:formula="of:=IF([.S13]&lt;&gt;&quot;&quot;;[.S13];IF([.AB13]=&quot;&quot;;&quot;&quot;;[.AB13]))">
            <text:p/>
          </table:table-cell>
          <table:table-cell table:style-name="ce176"/>
          <table:table-cell table:style-name="ce11"/>
          <table:table-cell table:style-name="ce124" office:value-type="string" calcext:value-type="string">
            <text:p>Left monitor SN:</text:p>
          </table:table-cell>
          <table:table-cell table:style-name="ce201" table:formula="of:=IF([.W13]&lt;&gt;&quot;&quot;;[.W13];IF([.AB19]=&quot;&quot;;&quot;&quot;;[.AB19]))">
            <text:p/>
          </table:table-cell>
          <table:table-cell table:style-name="ce176"/>
          <table:table-cell table:style-name="ce11"/>
          <table:table-cell table:style-name="ce210"/>
          <table:table-cell/>
          <table:table-cell table:style-name="ce21" office:value-type="string" calcext:value-type="string">
            <text:p>Survey ID:</text:p>
          </table:table-cell>
          <table:table-cell table:style-name="ce224"/>
          <table:table-cell table:style-name="ce228" table:formula="of:=IF([.AB13]&lt;&gt;[.AD13];&quot;Change&quot;;&quot;&quot;)">
            <text:p/>
          </table:table-cell>
          <table:table-cell table:style-name="ce229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3" office:value-type="string" calcext:value-type="string">
            <text:p>Room Number:</text:p>
          </table:table-cell>
          <table:table-cell table:style-name="ce41" table:formula="of:=IF([.R14]=&quot;&quot;;&quot;&quot;;[.R14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Right monitor SN:</text:p>
          </table:table-cell>
          <table:table-cell table:style-name="ce41" table:formula="of:=IF([.V14]=&quot;&quot;;&quot;&quot;;[.V14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Room Number:</text:p>
          </table:table-cell>
          <table:table-cell table:style-name="ce147" table:formula="of:=IF([.S14]&lt;&gt;&quot;&quot;;[.S14];IF([.AB14]=&quot;&quot;;&quot;&quot;;[.AB14]))">
            <text:p/>
          </table:table-cell>
          <table:table-cell table:style-name="ce175"/>
          <table:table-cell table:style-name="ce11"/>
          <table:table-cell table:style-name="ce124" office:value-type="string" calcext:value-type="string">
            <text:p>Right monitor SN:</text:p>
          </table:table-cell>
          <table:table-cell table:style-name="ce202" table:formula="of:=IF([.W14]&lt;&gt;&quot;&quot;;[.W14];IF([.AB20]=&quot;&quot;;&quot;&quot;;[.AB20]))">
            <text:p/>
          </table:table-cell>
          <table:table-cell table:style-name="ce176"/>
          <table:table-cell table:style-name="ce11"/>
          <table:table-cell table:style-name="ce210"/>
          <table:table-cell/>
          <table:table-cell table:style-name="ce21" office:value-type="string" calcext:value-type="string">
            <text:p>Room Number:</text:p>
          </table:table-cell>
          <table:table-cell table:style-name="ce224"/>
          <table:table-cell table:style-name="ce228" table:formula="of:=IF([.AB14]&lt;&gt;[.AD14];&quot;Change&quot;;&quot;&quot;)">
            <text:p/>
          </table:table-cell>
          <table:table-cell table:style-name="ce229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4" office:value-type="string" calcext:value-type="string">
            <text:p>QC Manual version:</text:p>
          </table:table-cell>
          <table:table-cell table:style-name="ce41" table:formula="of:=IF([.R15]=&quot;&quot;;&quot;&quot;;[.R15])" table:number-columns-spanned="2" table:number-rows-spanned="1">
            <text:p/>
          </table:table-cell>
          <table:covered-table-cell table:style-name="ce46"/>
          <table:table-cell table:number-columns-repeated="6"/>
          <table:table-cell table:style-name="ce90"/>
          <table:table-cell/>
          <table:table-cell table:style-name="ce102"/>
          <table:table-cell table:style-name="ce117"/>
          <table:table-cell table:style-name="ce127" office:value-type="string" calcext:value-type="string">
            <text:p>QC Manual version:</text:p>
          </table:table-cell>
          <table:table-cell table:style-name="ce149" table:formula="of:=IF([.S15]&lt;&gt;&quot;&quot;;[.S15];IF([.AB15]=&quot;&quot;;&quot;&quot;;[.AB15]))">
            <text:p/>
          </table:table-cell>
          <table:table-cell table:style-name="ce177"/>
          <table:table-cell table:style-name="ce117" table:number-columns-repeated="5"/>
          <table:table-cell table:style-name="ce214"/>
          <table:table-cell/>
          <table:table-cell table:style-name="ce220" office:value-type="string" calcext:value-type="string">
            <text:p>QC Manual version:</text:p>
          </table:table-cell>
          <table:table-cell table:style-name="ce224"/>
          <table:table-cell table:style-name="ce228" table:formula="of:=IF([.AB15]&lt;&gt;[.AD15];&quot;Change&quot;;&quot;&quot;)">
            <text:p/>
          </table:table-cell>
          <table:table-cell table:style-name="ce229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9"/>
          <table:table-cell table:style-name="ce14" table:number-columns-repeated="10"/>
          <table:table-cell table:style-name="ce91"/>
          <table:table-cell table:number-columns-repeated="13"/>
          <table:table-cell table:style-name="ce21" office:value-type="string" calcext:value-type="string">
            <text:p>Site Number:</text:p>
          </table:table-cell>
          <table:table-cell table:style-name="ce224"/>
          <table:table-cell table:style-name="ce228" table:formula="of:=IF([.AB16]&lt;&gt;[.AD16];&quot;Change&quot;;&quot;&quot;)">
            <text:p/>
          </table:table-cell>
          <table:table-cell table:style-name="ce229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/>
          <table:table-cell table:number-columns-repeated="10"/>
          <table:table-cell table:style-name="ce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" table:number-columns-repeated="4"/>
          <table:table-cell table:style-name="ce178"/>
          <table:table-cell table:style-name="ce197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21" office:value-type="string" calcext:value-type="string">
            <text:p>Date of Installation:</text:p>
          </table:table-cell>
          <table:table-cell table:style-name="ce226"/>
          <table:table-cell table:style-name="ce228" table:formula="of:=IF([.AB17]&lt;&gt;[.AD17];&quot;Change&quot;;&quot;&quot;)">
            <text:p/>
          </table:table-cell>
          <table:table-cell table:style-name="ce231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/>
          <table:table-cell table:number-columns-repeated="10"/>
          <table:table-cell table:style-name="ce93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3" office:value-type="string" calcext:value-type="string">
            <text:p>Enter 1 for YES, 2 for NO, 3 for NA</text:p>
          </table:table-cell>
          <table:table-cell table:style-name="ce118" table:number-columns-repeated="9"/>
          <table:table-cell table:style-name="ce215"/>
          <table:table-cell/>
          <table:table-cell table:style-name="ce124" office:value-type="string" calcext:value-type="string">
            <text:p>Workstation ID:</text:p>
          </table:table-cell>
          <table:table-cell table:style-name="ce226"/>
          <table:table-cell table:style-name="ce228" table:formula="of:=IF([.AB18]&lt;&gt;[.AD18];&quot;Change&quot;;&quot;&quot;)">
            <text:p/>
          </table:table-cell>
          <table:table-cell table:style-name="ce232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3" table:number-columns-repeated="3"/>
          <table:table-cell table:style-name="ce54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13"/>
          <table:table-cell table:style-name="ce89"/>
          <table:table-cell/>
          <table:table-cell table:style-name="ce104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216"/>
          <table:table-cell/>
          <table:table-cell table:style-name="ce124" office:value-type="string" calcext:value-type="string">
            <text:p>Left monitor SN:</text:p>
          </table:table-cell>
          <table:table-cell table:style-name="ce226"/>
          <table:table-cell table:style-name="ce228" table:formula="of:=IF([.AB19]&lt;&gt;[.AD19];&quot;Change&quot;;&quot;&quot;)">
            <text:p/>
          </table:table-cell>
          <table:table-cell table:style-name="ce2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16" office:value-type="string" calcext:value-type="string">
            <text:p>Monitor surface is clean</text:p>
          </table:table-cell>
          <table:table-cell table:style-name="ce42" table:formula="of:=IF([.O20]=&quot;&quot;;&quot;&quot;;IF([.O20]=1;&quot;YES&quot;;IF([.O20]=2;&quot;NO&quot;;IF([.O20]=3;&quot;NA&quot;;&quot;&quot;))))">
            <text:p/>
          </table:table-cell>
          <table:table-cell table:style-name="ce45" table:formula="of:=IF([.R20]=&quot;&quot;;&quot;&quot;;[.R20])">
            <text:p/>
          </table:table-cell>
          <table:table-cell table:style-name="ce45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Monitor surface is clean</text:p>
          </table:table-cell>
          <table:table-cell/>
          <table:table-cell table:style-name="ce130"/>
          <table:table-cell table:style-name="ce152" table:number-columns-repeated="6"/>
          <table:table-cell table:style-name="ce216"/>
          <table:table-cell/>
          <table:table-cell table:style-name="ce124" office:value-type="string" calcext:value-type="string">
            <text:p>Right monitor SN:</text:p>
          </table:table-cell>
          <table:table-cell table:style-name="ce226"/>
          <table:table-cell table:style-name="ce228" table:formula="of:=IF([.AB20]&lt;&gt;[.AD20];&quot;Change&quot;;&quot;&quot;)">
            <text:p/>
          </table:table-cell>
          <table:table-cell table:style-name="ce2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16" office:value-type="string" calcext:value-type="string">
            <text:p>Viewing conditions</text:p>
          </table:table-cell>
          <table:table-cell table:style-name="ce43" table:formula="of:=IF([.O21]=&quot;&quot;;&quot;&quot;;IF([.O21]=1;&quot;YES&quot;;IF([.O21]=2;&quot;NO&quot;;IF([.O21]=3;&quot;NA&quot;;&quot;&quot;))))">
            <text:p/>
          </table:table-cell>
          <table:table-cell table:style-name="ce46" table:formula="of:=IF([.R21]=&quot;&quot;;&quot;&quot;;[.R21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Viewing conditions</text:p>
          </table:table-cell>
          <table:table-cell/>
          <table:table-cell table:style-name="ce130"/>
          <table:table-cell table:style-name="ce152" table:number-columns-repeated="6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16" office:value-type="string" calcext:value-type="string">
            <text:p>TG18-QC test pattern</text:p>
          </table:table-cell>
          <table:table-cell table:style-name="ce43" table:formula="of:=IF([.O22]=&quot;&quot;;&quot;&quot;;IF([.O22]=1;&quot;YES&quot;;IF([.O22]=2;&quot;NO&quot;;IF([.O22]=3;&quot;NA&quot;;&quot;&quot;))))">
            <text:p/>
          </table:table-cell>
          <table:table-cell table:style-name="ce46" table:formula="of:=IF([.R22]=&quot;&quot;;&quot;&quot;;[.R22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TG18-QC test pattern</text:p>
          </table:table-cell>
          <table:table-cell/>
          <table:table-cell table:style-name="ce130"/>
          <table:table-cell table:style-name="ce152" table:number-columns-repeated="6"/>
          <table:table-cell table:style-name="ce216"/>
          <table:table-cell/>
          <table:table-cell table:style-name="ce221" office:value-type="string" calcext:value-type="string">
            <text:p>Ambient Light:</text:p>
          </table:table-cell>
          <table:table-cell table:style-name="ce224"/>
          <table:table-cell table:style-name="ce228" table:formula="of:=IF([.AB22]&lt;&gt;[.AD22];&quot;Change&quot;;&quot;&quot;)">
            <text:p/>
          </table:table-cell>
          <table:table-cell table:style-name="ce232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16" office:value-type="string" calcext:value-type="string">
            <text:p>Rapid Frame acceptable</text:p>
          </table:table-cell>
          <table:table-cell table:style-name="ce43" table:formula="of:=IF([.O23]=&quot;&quot;;&quot;&quot;;IF([.O23]=1;&quot;YES&quot;;IF([.O23]=2;&quot;NO&quot;;IF([.O23]=3;&quot;NA&quot;;&quot;&quot;))))">
            <text:p/>
          </table:table-cell>
          <table:table-cell table:style-name="ce46" table:formula="of:=IF([.R23]=&quot;&quot;;&quot;&quot;;[.R23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Rapid Frame acceptable</text:p>
          </table:table-cell>
          <table:table-cell/>
          <table:table-cell table:style-name="ce130"/>
          <table:table-cell table:style-name="ce152" table:number-columns-repeated="6"/>
          <table:table-cell table:style-name="ce216"/>
          <table:table-cell/>
          <table:table-cell table:style-name="ce124" office:value-type="string" calcext:value-type="string">
            <text:p>Auto Cal Lum Ratio L:</text:p>
          </table:table-cell>
          <table:table-cell table:style-name="ce224"/>
          <table:table-cell table:style-name="ce228" table:formula="of:=IF([.AB23]&lt;&gt;[.AD23];&quot;Change&quot;;&quot;&quot;)">
            <text:p/>
          </table:table-cell>
          <table:table-cell table:style-name="ce233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16" office:value-type="string" calcext:value-type="string">
            <text:p>Display Test</text:p>
          </table:table-cell>
          <table:table-cell table:style-name="ce44" table:formula="of:=IF([.P51]=&quot;&quot;;&quot;&quot;;[.P51])" table:number-columns-spanned="2" table:number-rows-spanned="1">
            <text:p/>
          </table:table-cell>
          <table:covered-table-cell table:style-name="ce46"/>
          <table:table-cell table:style-name="ce46" table:number-columns-repeated="6"/>
          <table:table-cell table:style-name="ce90"/>
          <table:table-cell/>
          <table:table-cell table:style-name="ce104"/>
          <table:table-cell table:number-columns-repeated="9"/>
          <table:table-cell table:style-name="ce216"/>
          <table:table-cell/>
          <table:table-cell table:style-name="ce124" office:value-type="string" calcext:value-type="string">
            <text:p>Auto Cal Lum Ratio R:</text:p>
          </table:table-cell>
          <table:table-cell table:style-name="ce224"/>
          <table:table-cell table:style-name="ce228" table:formula="of:=IF([.AB24]&lt;&gt;[.AD24];&quot;Change&quot;;&quot;&quot;)">
            <text:p/>
          </table:table-cell>
          <table:table-cell table:style-name="ce233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6" office:value-type="string" calcext:value-type="string">
            <text:p>Room Conditions</text:p>
          </table:table-cell>
          <table:table-cell table:number-columns-repeated="9"/>
          <table:table-cell table:style-name="ce216"/>
          <table:table-cell/>
          <table:table-cell table:style-name="ce124" office:value-type="string" calcext:value-type="string">
            <text:p>Uniformity Dev UNL10 L:</text:p>
          </table:table-cell>
          <table:table-cell table:style-name="ce227"/>
          <table:table-cell table:style-name="ce228" table:formula="of:=IF([.AB25]&lt;&gt;[.AD25];&quot;Change&quot;;&quot;&quot;)">
            <text:p/>
          </table:table-cell>
          <table:table-cell table:style-name="ce234" table:formula="of:=IF([.Q92]=&quot;&quot;;&quot;&quot;;[.Q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 office:value-type="string" calcext:value-type="string">
            <text:p>Room Conditions</text:p>
          </table:table-cell>
          <table:table-cell table:number-columns-repeated="9"/>
          <table:table-cell table:style-name="ce90"/>
          <table:table-cell/>
          <table:table-cell table:style-name="ce107" office:value-type="string" calcext:value-type="string">
            <text:p>Ambient Light:</text:p>
          </table:table-cell>
          <table:table-cell table:style-name="ce119"/>
          <table:table-cell office:value-type="string" calcext:value-type="string">
            <text:p>lux</text:p>
          </table:table-cell>
          <table:table-cell table:number-columns-repeated="7"/>
          <table:table-cell table:style-name="ce216"/>
          <table:table-cell/>
          <table:table-cell table:style-name="ce124" office:value-type="string" calcext:value-type="string">
            <text:p>Uniformity Dev UNL10 R:</text:p>
          </table:table-cell>
          <table:table-cell table:style-name="ce227"/>
          <table:table-cell table:style-name="ce228" table:formula="of:=IF([.AB26]&lt;&gt;[.AD26];&quot;Change&quot;;&quot;&quot;)">
            <text:p/>
          </table:table-cell>
          <table:table-cell table:style-name="ce234" table:formula="of:=IF([.R92]=&quot;&quot;;&quot;&quot;;[.R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6" office:value-type="string" calcext:value-type="string">
            <text:p>Ambient light:</text:p>
          </table:table-cell>
          <table:table-cell table:style-name="ce25" table:formula="of:=IF([.P26]=&quot;&quot;;&quot;&quot;;[.P26])">
            <text:p/>
          </table:table-cell>
          <table:table-cell table:style-name="ce17" office:value-type="string" calcext:value-type="string">
            <text:p>lux</text:p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90"/>
          <table:table-cell/>
          <table:table-cell table:style-name="ce108" office:value-type="string" calcext:value-type="string">
            <text:p>Previous:</text:p>
          </table:table-cell>
          <table:table-cell table:style-name="ce120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216"/>
          <table:table-cell/>
          <table:table-cell table:style-name="ce124" office:value-type="string" calcext:value-type="string">
            <text:p>Uniformity Dev UNL80 L:</text:p>
          </table:table-cell>
          <table:table-cell table:style-name="ce227"/>
          <table:table-cell table:style-name="ce228" table:formula="of:=IF([.AB27]&lt;&gt;[.AD27];&quot;Change&quot;;&quot;&quot;)">
            <text:p/>
          </table:table-cell>
          <table:table-cell table:style-name="ce234" table:formula="of:=IF([.S92]=&quot;&quot;;&quot;&quot;;[.S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45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30]&lt;&gt;&quot;&quot;;[.Q30];IF([.AB31]=&quot;&quot;;&quot;&quot;;[.AB31]))">
            <text:p/>
          </table:table-cell>
          <table:table-cell table:style-name="ce150" table:number-columns-repeated="4"/>
          <table:table-cell table:style-name="ce203"/>
          <table:table-cell table:style-name="ce11"/>
          <table:table-cell table:style-name="ce150"/>
          <table:table-cell table:style-name="ce216"/>
          <table:table-cell/>
          <table:table-cell table:style-name="ce124" office:value-type="string" calcext:value-type="string">
            <text:p>Uniformity Dev UNL80 R:</text:p>
          </table:table-cell>
          <table:table-cell table:style-name="ce227"/>
          <table:table-cell table:style-name="ce228" table:formula="of:=IF([.AB28]&lt;&gt;[.AD28];&quot;Change&quot;;&quot;&quot;)">
            <text:p/>
          </table:table-cell>
          <table:table-cell table:style-name="ce234" table:formula="of:=IF([.T92]=&quot;&quot;;&quot;&quot;;[.T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27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46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28])" office:value-type="float" office:value="0" calcext:value-type="float">
            <text:p>0</text:p>
          </table:table-cell>
          <table:table-cell table:style-name="ce152" table:number-columns-repeated="6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28" table:formula="of:=IF(LEN([.Q28])&lt;=265;&quot;&quot;;RIGHT([.Q28];LEN([.Q28])-SEARCH(&quot; &quot;;[.Q28];255)))">
            <text:p/>
          </table:table-cell>
          <table:table-cell table:style-name="ce46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6"/>
          <table:table-cell/>
          <table:table-cell table:style-name="ce76" office:value-type="string" calcext:value-type="string">
            <text:p>Comments</text:p>
          </table:table-cell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number-columns-repeated="9"/>
          <table:table-cell table:style-name="ce216"/>
          <table:table-cell/>
          <table:table-cell table:style-name="ce124" office:value-type="string" calcext:value-type="string">
            <text:p>Room Conditions:</text:p>
          </table:table-cell>
          <table:table-cell table:style-name="ce224"/>
          <table:table-cell table:style-name="ce228" table:formula="of:=IF([.AB31]&lt;&gt;[.AD31];&quot;Change&quot;;&quot;&quot;)">
            <text:p/>
          </table:table-cell>
          <table:table-cell table:style-name="ce234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15" office:value-type="string" calcext:value-type="string">
            <text:p>Auto Calibration</text:p>
          </table:table-cell>
          <table:table-cell table:number-columns-repeated="9"/>
          <table:table-cell table:style-name="ce90"/>
          <table:table-cell/>
          <table:table-cell table:style-name="ce106" office:value-type="string" calcext:value-type="string">
            <text:p>Auto Calibration</text:p>
          </table:table-cell>
          <table:table-cell table:number-columns-repeated="9"/>
          <table:table-cell table:style-name="ce216"/>
          <table:table-cell/>
          <table:table-cell table:style-name="ce124" office:value-type="string" calcext:value-type="string">
            <text:p>Auto Calibration:</text:p>
          </table:table-cell>
          <table:table-cell table:style-name="ce224"/>
          <table:table-cell table:style-name="ce228" table:formula="of:=IF([.AB32]&lt;&gt;[.AD32];&quot;Change&quot;;&quot;&quot;)">
            <text:p/>
          </table:table-cell>
          <table:table-cell table:style-name="ce234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33]=&quot;&quot;;&quot;&quot;;[.P33])" table:number-columns-spanned="2" table:number-rows-spanned="1">
            <text:p/>
          </table:table-cell>
          <table:covered-table-cell table:style-name="ce18"/>
          <table:table-cell table:style-name="ce17" office:value-type="string" calcext:value-type="string">
            <text:p>Lmin</text:p>
          </table:table-cell>
          <table:table-cell table:style-name="ce17" office:value-type="string" calcext:value-type="string">
            <text:p>Lmax</text:p>
          </table:table-cell>
          <table:table-cell table:style-name="ce71" office:value-type="string" calcext:value-type="string">
            <text:p>Luminance Ratio</text:p>
          </table:table-cell>
          <table:table-cell table:style-name="ce18" table:number-columns-repeated="4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16"/>
          <table:table-cell/>
          <table:table-cell table:style-name="ce124" office:value-type="string" calcext:value-type="string">
            <text:p>Compliance Test:</text:p>
          </table:table-cell>
          <table:table-cell table:style-name="ce224"/>
          <table:table-cell table:style-name="ce228" table:formula="of:=IF([.AB33]&lt;&gt;[.AD33];&quot;Change&quot;;&quot;&quot;)">
            <text:p/>
          </table:table-cell>
          <table:table-cell table:style-name="ce234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18" table:number-columns-repeated="2"/>
          <table:table-cell table:style-name="ce16" table:formula="of:=[.R33]" office:value-type="string" office:string-value="Left ()" calcext:value-type="string">
            <text:p>Left ()</text:p>
          </table:table-cell>
          <table:table-cell table:style-name="ce48" table:formula="of:=IF([.R34]=&quot;&quot;;&quot;&quot;;[.R34])">
            <text:p/>
          </table:table-cell>
          <table:table-cell table:style-name="ce48" table:formula="of:=IF([.R35]=&quot;&quot;;&quot;&quot;;[.R35])">
            <text:p/>
          </table:table-cell>
          <table:table-cell table:style-name="ce49" table:formula="of:=IF([.R36]=&quot;&quot;;&quot;&quot;;[.R36])">
            <text:p/>
          </table:table-cell>
          <table:table-cell table:style-name="ce18" table:number-columns-repeated="4"/>
          <table:table-cell table:style-name="ce90"/>
          <table:table-cell/>
          <table:table-cell table:style-name="ce104"/>
          <table:table-cell/>
          <table:table-cell table:style-name="ce131" office:value-type="string" calcext:value-type="string">
            <text:p>Lmin (cd/m^2)</text:p>
          </table:table-cell>
          <table:table-cell table:style-name="ce134" table:number-columns-repeated="2"/>
          <table:table-cell table:number-columns-repeated="5"/>
          <table:table-cell table:style-name="ce216"/>
          <table:table-cell/>
          <table:table-cell table:style-name="ce124" office:value-type="string" calcext:value-type="string">
            <text:p>Display Test:</text:p>
          </table:table-cell>
          <table:table-cell table:style-name="ce224"/>
          <table:table-cell table:style-name="ce228" table:formula="of:=IF([.AB34]&lt;&gt;[.AD34];&quot;Change&quot;;&quot;&quot;)">
            <text:p/>
          </table:table-cell>
          <table:table-cell table:style-name="ce234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8" table:number-columns-repeated="2"/>
          <table:table-cell table:style-name="ce16" table:formula="of:=[.S33]" office:value-type="string" office:string-value="Right ()" calcext:value-type="string">
            <text:p>Right ()</text:p>
          </table:table-cell>
          <table:table-cell table:style-name="ce48" table:formula="of:=IF([.S34]=&quot;&quot;;&quot;&quot;;[.S34])">
            <text:p/>
          </table:table-cell>
          <table:table-cell table:style-name="ce48" table:formula="of:=IF([.S35]=&quot;&quot;;&quot;&quot;;[.S35])">
            <text:p/>
          </table:table-cell>
          <table:table-cell table:style-name="ce49" table:formula="of:=IF([.S36]=&quot;&quot;;&quot;&quot;;[.S36])">
            <text:p/>
          </table:table-cell>
          <table:table-cell table:style-name="ce18" table:number-columns-repeated="4"/>
          <table:table-cell table:style-name="ce90"/>
          <table:table-cell/>
          <table:table-cell table:style-name="ce104"/>
          <table:table-cell/>
          <table:table-cell table:style-name="ce132" office:value-type="string" calcext:value-type="string">
            <text:p>Lmax (cd/m^2)</text:p>
          </table:table-cell>
          <table:table-cell table:style-name="ce135" table:number-columns-repeated="2"/>
          <table:table-cell table:number-columns-repeated="5"/>
          <table:table-cell table:style-name="ce216"/>
          <table:table-cell/>
          <table:table-cell table:style-name="ce124" office:value-type="string" calcext:value-type="string">
            <text:p>TG-18 Black/White:</text:p>
          </table:table-cell>
          <table:table-cell table:style-name="ce224"/>
          <table:table-cell table:style-name="ce228" table:formula="of:=IF([.AB35]&lt;&gt;[.AD35];&quot;Change&quot;;&quot;&quot;)">
            <text:p/>
          </table:table-cell>
          <table:table-cell table:style-name="ce234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/>
          <table:table-cell table:style-name="ce124" office:value-type="string" calcext:value-type="string">
            <text:p>Luminance Ratio</text:p>
          </table:table-cell>
          <table:table-cell table:style-name="ce153" table:formula="of:=IF(OR([.R34]=&quot;&quot;;[.R35]=&quot;&quot;);&quot;&quot;;[.R35]/[.R34])">
            <text:p/>
          </table:table-cell>
          <table:table-cell table:style-name="ce179" table:formula="of:=IF(OR([.S34]=&quot;&quot;;[.S35]=&quot;&quot;);&quot;&quot;;[.S35]/[.S34])">
            <text:p/>
          </table:table-cell>
          <table:table-cell table:number-columns-repeated="5"/>
          <table:table-cell table:style-name="ce216"/>
          <table:table-cell/>
          <table:table-cell table:style-name="ce124" office:value-type="string" calcext:value-type="string">
            <text:p>TG-18 QC:</text:p>
          </table:table-cell>
          <table:table-cell table:style-name="ce224"/>
          <table:table-cell table:style-name="ce228" table:formula="of:=IF([.AB36]&lt;&gt;[.AD36];&quot;Change&quot;;&quot;&quot;)">
            <text:p/>
          </table:table-cell>
          <table:table-cell table:style-name="ce234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/>
          <table:table-cell table:style-name="ce27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number-columns-repeated="9"/>
          <table:table-cell table:style-name="ce216"/>
          <table:table-cell/>
          <table:table-cell table:style-name="ce124" office:value-type="string" calcext:value-type="string">
            <text:p>TG-18 Uniformity:</text:p>
          </table:table-cell>
          <table:table-cell table:style-name="ce224"/>
          <table:table-cell table:style-name="ce228" table:formula="of:=IF([.AB37]&lt;&gt;[.AD37];&quot;Change&quot;;&quot;&quot;)">
            <text:p/>
          </table:table-cell>
          <table:table-cell table:style-name="ce234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8"/>
          <table:table-cell table:style-name="ce28" table:formula="of:=IF(LEN([.Q38])&lt;=265;&quot;&quot;;RIGHT([.Q38];LEN([.Q38])-SEARCH(&quot; &quot;;[.Q38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40]&lt;&gt;&quot;&quot;;[.Q40];IF([.AB32]=&quot;&quot;;&quot;&quot;;[.AB32]))">
            <text:p/>
          </table:table-cell>
          <table:table-cell table:style-name="ce150" table:number-columns-repeated="4"/>
          <table:table-cell table:style-name="ce203"/>
          <table:table-cell table:style-name="ce11"/>
          <table:table-cell table:style-name="ce150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38])" office:value-type="float" office:value="0" calcext:value-type="float">
            <text:p>0</text:p>
          </table:table-cell>
          <table:table-cell table:style-name="ce152" table:number-columns-repeated="6"/>
          <table:table-cell table:style-name="ce216"/>
          <table:table-cell/>
          <table:table-cell table:style-name="ce76" office:value-type="string" calcext:value-type="string">
            <text:p>Comments</text:p>
          </table:table-cell>
          <table:table-cell table:style-name="ce226"/>
          <table:table-cell table:style-name="ce228" table:formula="of:=IF([.AB39]&lt;&gt;[.AD39];&quot;Change&quot;;&quot;&quot;)">
            <text:p/>
          </table:table-cell>
          <table:table-cell table:style-name="ce234" table:formula="of:=IF([.Q100]=&quot;&quot;;&quot;&quot;;[.Q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15" office:value-type="string" calcext:value-type="string">
            <text:p>Compliance Test</text:p>
          </table:table-cell>
          <table:table-cell table:number-columns-repeated="9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43]=&quot;&quot;;&quot;&quot;;[.P43])" table:number-columns-spanned="2" table:number-rows-spanned="1">
            <text:p/>
          </table:table-cell>
          <table:covered-table-cell/>
          <table:table-cell table:style-name="ce55" table:formula="of:=[.R44]" office:value-type="string" office:string-value="Left ()" calcext:value-type="string">
            <text:p>Left ()</text:p>
          </table:table-cell>
          <table:table-cell table:style-name="ce60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90"/>
          <table:table-cell/>
          <table:table-cell table:style-name="ce104"/>
          <table:table-cell table:number-columns-repeated="9"/>
          <table:table-cell table:style-name="ce216"/>
          <table:table-cell table:number-columns-repeated="2"/>
          <table:table-cell table:style-name="ce226"/>
          <table:table-cell table:style-name="ce228" table:formula="of:=IF([.AB41]&lt;&gt;[.AD41];&quot;Change&quot;;&quot;&quot;)">
            <text:p/>
          </table:table-cell>
          <table:table-cell table:style-name="ce234" table:formula="of:=IF([.Q102]=&quot;&quot;;&quot;&quot;;[.Q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COM GSDF curve acceptable:</text:p>
          </table:table-cell>
          <table:table-cell table:style-name="ce56" table:formula="of:=IF([.R45]=&quot;&quot;;&quot;&quot;;IF([.R45]=1;&quot;YES&quot;;IF([.R45]=2;&quot;NO&quot;;IF([.R45]=3;&quot;NA&quot;;&quot;&quot;))))">
            <text:p/>
          </table:table-cell>
          <table:table-cell table:style-name="ce61" table:formula="of:=IF([.S45]=&quot;&quot;;&quot;&quot;;IF([.S45]=1;&quot;YES&quot;;IF([.S45]=2;&quot;NO&quot;;IF([.S45]=3;&quot;NA&quot;;&quot;&quot;))))">
            <text:p/>
          </table:table-cell>
          <table:table-cell table:number-columns-repeated="5"/>
          <table:table-cell table:style-name="ce90"/>
          <table:table-cell/>
          <table:table-cell table:style-name="ce106" office:value-type="string" calcext:value-type="string">
            <text:p>Compliance Test</text:p>
          </table:table-cell>
          <table:table-cell table:number-columns-repeated="9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 table:number-columns-repeated="8"/>
          <table:table-cell table:style-name="ce216"/>
          <table:table-cell table:number-columns-repeated="2"/>
          <table:table-cell table:style-name="ce226"/>
          <table:table-cell table:style-name="ce228" table:formula="of:=IF([.AB43]&lt;&gt;[.AD43];&quot;Change&quot;;&quot;&quot;)">
            <text:p/>
          </table:table-cell>
          <table:table-cell table:style-name="ce234" table:formula="of:=IF([.Q104]=&quot;&quot;;&quot;&quot;;[.Q1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18"/>
          <table:table-cell table:style-name="ce27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10" office:value-type="string" calcext:value-type="string">
            <text:p>Enter 1 for YES, 2 for NO, 3 for NA</text:p>
          </table:table-cell>
          <table:table-cell table:number-columns-repeated="2"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8"/>
          <table:table-cell table:style-name="ce28" table:formula="of:=IF(LEN([.Q46])&lt;=265;&quot;&quot;;RIGHT([.Q46];LEN([.Q46])-SEARCH(&quot; &quot;;[.Q46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/>
          <table:table-cell table:style-name="ce124" office:value-type="string" calcext:value-type="string">
            <text:p>DICOM GSDF curve acceptable:</text:p>
          </table:table-cell>
          <table:table-cell table:style-name="ce154" table:number-columns-repeated="2"/>
          <table:table-cell table:number-columns-repeated="5"/>
          <table:table-cell table:style-name="ce216"/>
          <table:table-cell table:number-columns-repeated="2"/>
          <table:table-cell table:style-name="ce226"/>
          <table:table-cell table:style-name="ce228" table:formula="of:=IF([.AB45]&lt;&gt;[.AD45];&quot;Change&quot;;&quot;&quot;)">
            <text:p/>
          </table:table-cell>
          <table:table-cell table:style-name="ce23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48]&lt;&gt;&quot;&quot;;[.Q48];IF([.AB33]=&quot;&quot;;&quot;&quot;;[.AB33]))">
            <text:p/>
          </table:table-cell>
          <table:table-cell table:style-name="ce150" table:number-columns-repeated="4"/>
          <table:table-cell table:style-name="ce203"/>
          <table:table-cell table:style-name="ce11"/>
          <table:table-cell table:style-name="ce150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5" office:value-type="string" calcext:value-type="string">
            <text:p>TG-18 Test Patterns</text:p>
          </table:table-cell>
          <table:table-cell table:number-columns-repeated="9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46])" office:value-type="float" office:value="0" calcext:value-type="float">
            <text:p>0</text:p>
          </table:table-cell>
          <table:table-cell table:style-name="ce152" table:number-columns-repeated="6"/>
          <table:table-cell table:style-name="ce216"/>
          <table:table-cell table:number-columns-repeated="2"/>
          <table:table-cell table:style-name="ce226"/>
          <table:table-cell table:style-name="ce228" table:formula="of:=IF([.AB47]&lt;&gt;[.AD47];&quot;Change&quot;;&quot;&quot;)">
            <text:p/>
          </table:table-cell>
          <table:table-cell table:style-name="ce234" table:formula="of:=IF([.Q108]=&quot;&quot;;&quot;&quot;;[.Q1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 office:value-type="string" calcext:value-type="string">
            <text:p>TG-18 LN01</text:p>
          </table:table-cell>
          <table:table-cell table:style-name="ce18" table:number-columns-repeated="5"/>
          <table:table-cell table:style-name="ce19" office:value-type="string" calcext:value-type="string">
            <text:p>TG-18 LN18</text:p>
          </table:table-cell>
          <table:table-cell table:style-name="ce18" table:number-columns-repeated="3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8]=&quot;&quot;;&quot;&quot;;[.Q58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8]=&quot;&quot;;&quot;&quot;;[.R58])">
            <text:p/>
          </table:table-cell>
          <table:table-cell table:style-name="ce18" table:number-columns-repeated="2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9]=&quot;&quot;;&quot;&quot;;[.Q59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9]=&quot;&quot;;&quot;&quot;;[.R59])">
            <text:p/>
          </table:table-cell>
          <table:table-cell table:style-name="ce90"/>
          <table:table-cell/>
          <table:table-cell table:style-name="ce104"/>
          <table:table-cell table:number-columns-repeated="9"/>
          <table:table-cell table:style-name="ce216"/>
          <table:table-cell table:number-columns-repeated="2"/>
          <table:table-cell table:style-name="ce226"/>
          <table:table-cell table:style-name="ce228" table:formula="of:=IF([.AB49]&lt;&gt;[.AD49];&quot;Change&quot;;&quot;&quot;)">
            <text:p/>
          </table:table-cell>
          <table:table-cell table:style-name="ce234" table:formula="of:=IF([.Q110]=&quot;&quot;;&quot;&quot;;[.Q1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6" office:value-type="string" calcext:value-type="string">
            <text:p>Display Test</text:p>
          </table:table-cell>
          <table:table-cell table:number-columns-repeated="9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18"/>
          <table:table-cell table:style-name="ce27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 table:number-columns-repeated="8"/>
          <table:table-cell table:style-name="ce216"/>
          <table:table-cell table:number-columns-repeated="2"/>
          <table:table-cell table:style-name="ce226"/>
          <table:table-cell table:style-name="ce228" table:formula="of:=IF([.AB51]&lt;&gt;[.AD51];&quot;Change&quot;;&quot;&quot;)">
            <text:p/>
          </table:table-cell>
          <table:table-cell table:style-name="ce234" table:formula="of:=IF([.Q112]=&quot;&quot;;&quot;&quot;;[.Q1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18"/>
          <table:table-cell table:style-name="ce28" table:formula="of:=IF(LEN([.Q60])&lt;=265;&quot;&quot;;RIGHT([.Q60];LEN([.Q60])-SEARCH(&quot; &quot;;[.Q60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54]&lt;&gt;&quot;&quot;;[.Q54];IF([.AB34]=&quot;&quot;;&quot;&quot;;[.AB34]))">
            <text:p/>
          </table:table-cell>
          <table:table-cell table:style-name="ce150" table:number-columns-repeated="4"/>
          <table:table-cell table:style-name="ce203"/>
          <table:table-cell table:style-name="ce11"/>
          <table:table-cell table:style-name="ce150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52])" office:value-type="float" office:value="0" calcext:value-type="float">
            <text:p>0</text:p>
          </table:table-cell>
          <table:table-cell table:style-name="ce152" table:number-columns-repeated="6"/>
          <table:table-cell table:style-name="ce216"/>
          <table:table-cell table:number-columns-repeated="2"/>
          <table:table-cell table:style-name="ce226"/>
          <table:table-cell table:style-name="ce228" table:formula="of:=IF([.AB53]&lt;&gt;[.AD53];&quot;Change&quot;;&quot;&quot;)">
            <text:p/>
          </table:table-cell>
          <table:table-cell table:style-name="ce234" table:formula="of:=IF([.Q114]=&quot;&quot;;&quot;&quot;;[.Q1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20" office:value-type="string" calcext:value-type="string">
            <text:p>TG-18 QC</text:p>
          </table:table-cell>
          <table:table-cell table:number-columns-repeated="5"/>
          <table:table-cell table:style-name="ce72" office:value-type="string" calcext:value-type="string" table:number-columns-spanned="4" table:number-rows-spanned="1">
            <text:p>QUALITY CONTROL visibility</text:p>
          </table:table-cell>
          <table:covered-table-cell table:number-columns-repeated="3" table:style-name="ce1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3"/>
          <table:table-cell table:style-name="ce55" table:formula="of:=[.R65]" office:value-type="string" office:string-value="Left ()" calcext:value-type="string">
            <text:p>Left ()</text:p>
          </table:table-cell>
          <table:table-cell table:style-name="ce60" table:formula="of:=[.S65]" office:value-type="string" office:string-value="Right ()" calcext:value-type="string">
            <text:p>Right ()</text:p>
          </table:table-cell>
          <table:table-cell/>
          <table:table-cell table:style-name="ce73" table:formula="of:=[.R65]" office:value-type="string" office:string-value="Left ()" calcext:value-type="string" table:number-columns-spanned="2" table:number-rows-spanned="1">
            <text:p>Left ()</text:p>
          </table:table-cell>
          <table:covered-table-cell table:style-name="ce77"/>
          <table:table-cell table:style-name="ce80" table:formula="of:=[.S65]" office:value-type="string" office:string-value="Right ()" calcext:value-type="string" table:number-columns-spanned="2" table:number-rows-spanned="1">
            <text:p>Right ()</text:p>
          </table:table-cell>
          <table:covered-table-cell table:style-name="ce83"/>
          <table:table-cell table:style-name="ce90"/>
          <table:table-cell/>
          <table:table-cell table:style-name="ce104"/>
          <table:table-cell table:number-columns-repeated="9"/>
          <table:table-cell table:style-name="ce216"/>
          <table:table-cell table:number-columns-repeated="2"/>
          <table:table-cell table:style-name="ce226"/>
          <table:table-cell table:style-name="ce228" table:formula="of:=IF([.AB55]&lt;&gt;[.AD55];&quot;Change&quot;;&quot;&quot;)">
            <text:p/>
          </table:table-cell>
          <table:table-cell table:style-name="ce234" table:formula="of:=IF([.Q116]=&quot;&quot;;&quot;&quot;;[.Q1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5%/95% patches visible:</text:p>
          </table:table-cell>
          <table:table-cell table:style-name="ce57" table:formula="of:=IF([.R66]=&quot;&quot;;&quot;&quot;;IF([.R66]=1;&quot;YES&quot;;IF([.R66]=2;&quot;NO&quot;;IF([.R66]=3;&quot;NA&quot;;&quot;&quot;))))">
            <text:p/>
          </table:table-cell>
          <table:table-cell table:style-name="ce62" table:formula="of:=IF([.S66]=&quot;&quot;;&quot;&quot;;IF([.S66]=1;&quot;YES&quot;;IF([.S66]=2;&quot;NO&quot;;IF([.S66]=3;&quot;NA&quot;;&quot;&quot;))))">
            <text:p/>
          </table:table-cell>
          <table:table-cell table:style-name="ce16" office:value-type="string" calcext:value-type="string">
            <text:p>Black</text:p>
          </table:table-cell>
          <table:table-cell table:style-name="ce74" table:formula="of:=IF([.R70]=&quot;&quot;;&quot;&quot;;[.R70])" table:number-columns-spanned="2" table:number-rows-spanned="1">
            <text:p/>
          </table:table-cell>
          <table:covered-table-cell table:style-name="ce78"/>
          <table:table-cell table:style-name="ce81" table:formula="of:=IF([.S70]=&quot;&quot;;&quot;&quot;;[.S70])" table:number-columns-spanned="2" table:number-rows-spanned="1">
            <text:p/>
          </table:table-cell>
          <table:covered-table-cell table:style-name="ce84"/>
          <table:table-cell table:style-name="ce90"/>
          <table:table-cell/>
          <table:table-cell table:style-name="ce106" office:value-type="string" calcext:value-type="string">
            <text:p>TG-18 Test Patterns</text:p>
          </table:table-cell>
          <table:table-cell table:number-columns-repeated="9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Resolution acceptable:</text:p>
          </table:table-cell>
          <table:table-cell table:style-name="ce57" table:formula="of:=IF([.R67]=&quot;&quot;;&quot;&quot;;IF([.R67]=1;&quot;YES&quot;;IF([.R67]=2;&quot;NO&quot;;IF([.R67]=3;&quot;NA&quot;;&quot;&quot;))))">
            <text:p/>
          </table:table-cell>
          <table:table-cell table:style-name="ce62" table:formula="of:=IF([.S67]=&quot;&quot;;&quot;&quot;;IF([.S67]=1;&quot;YES&quot;;IF([.S67]=2;&quot;NO&quot;;IF([.S67]=3;&quot;NA&quot;;&quot;&quot;))))">
            <text:p/>
          </table:table-cell>
          <table:table-cell table:style-name="ce16" office:value-type="string" calcext:value-type="string">
            <text:p>Gray</text:p>
          </table:table-cell>
          <table:table-cell table:style-name="ce74" table:formula="of:=IF([.R72]=&quot;&quot;;&quot;&quot;;[.R72])" table:number-columns-spanned="2" table:number-rows-spanned="1">
            <text:p/>
          </table:table-cell>
          <table:covered-table-cell table:style-name="ce78"/>
          <table:table-cell table:style-name="ce81" table:formula="of:=IF([.S72]=&quot;&quot;;&quot;&quot;;[.S72])" table:number-columns-spanned="2" table:number-rows-spanned="1">
            <text:p/>
          </table:table-cell>
          <table:covered-table-cell table:style-name="ce84"/>
          <table:table-cell table:style-name="ce90"/>
          <table:table-cell/>
          <table:table-cell table:style-name="ce111" office:value-type="string" calcext:value-type="string">
            <text:p>TG-18 Black/White</text:p>
          </table:table-cell>
          <table:table-cell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216"/>
          <table:table-cell table:number-columns-repeated="2"/>
          <table:table-cell table:style-name="ce226"/>
          <table:table-cell table:style-name="ce228" table:formula="of:=IF([.AB57]&lt;&gt;[.AD57];&quot;Change&quot;;&quot;&quot;)">
            <text:p/>
          </table:table-cell>
          <table:table-cell table:style-name="ce234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splay is free of artifacts/noise:</text:p>
          </table:table-cell>
          <table:table-cell table:style-name="ce56" table:formula="of:=IF([.R68]=&quot;&quot;;&quot;&quot;;IF([.R68]=1;&quot;YES&quot;;IF([.R68]=2;&quot;NO&quot;;IF([.R68]=3;&quot;NA&quot;;&quot;&quot;))))">
            <text:p/>
          </table:table-cell>
          <table:table-cell table:style-name="ce61" table:formula="of:=IF([.S68]=&quot;&quot;;&quot;&quot;;IF([.S68]=1;&quot;YES&quot;;IF([.S68]=2;&quot;NO&quot;;IF([.S68]=3;&quot;NA&quot;;&quot;&quot;))))">
            <text:p/>
          </table:table-cell>
          <table:table-cell table:style-name="ce16" office:value-type="string" calcext:value-type="string">
            <text:p>White</text:p>
          </table:table-cell>
          <table:table-cell table:style-name="ce75" table:formula="of:=IF([.R74]=&quot;&quot;;&quot;&quot;;[.R74])" table:number-columns-spanned="2" table:number-rows-spanned="1">
            <text:p/>
          </table:table-cell>
          <table:covered-table-cell table:style-name="ce79"/>
          <table:table-cell table:style-name="ce82" table:formula="of:=IF([.S74]=&quot;&quot;;&quot;&quot;;[.S74])" table:number-columns-spanned="2" table:number-rows-spanned="1">
            <text:p/>
          </table:table-cell>
          <table:covered-table-cell table:style-name="ce85"/>
          <table:table-cell table:style-name="ce90"/>
          <table:table-cell/>
          <table:table-cell table:style-name="ce104"/>
          <table:table-cell table:style-name="ce122" office:value-type="string" calcext:value-type="string">
            <text:p>LN-01 (cd/m^2)</text:p>
          </table:table-cell>
          <table:table-cell table:style-name="ce134" table:number-columns-repeated="2"/>
          <table:table-cell table:number-columns-repeated="6"/>
          <table:table-cell table:style-name="ce216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78]=&quot;&quot;;&quot;&quot;;IF(LEN([.Q78])&lt;=135;[.Q78];IF(LEN([.Q78])&lt;=260;LEFT([.Q78];SEARCH(&quot; &quot;;[.Q78];125));LEFT([.Q78];SEARCH(&quot; &quot;;[.Q78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 table:style-name="ce123" office:value-type="string" calcext:value-type="string">
            <text:p>LN-18 (cd/m^2)</text:p>
          </table:table-cell>
          <table:table-cell table:style-name="ce135" table:number-columns-repeated="2"/>
          <table:table-cell table:number-columns-repeated="6"/>
          <table:table-cell table:style-name="ce216"/>
          <table:table-cell table:number-columns-repeated="2"/>
          <table:table-cell table:style-name="ce226"/>
          <table:table-cell table:style-name="ce228" table:formula="of:=IF([.AB59]&lt;&gt;[.AD59];&quot;Change&quot;;&quot;&quot;)">
            <text:p/>
          </table:table-cell>
          <table:table-cell table:style-name="ce234" table:formula="of:=IF([.Q120]=&quot;&quot;;&quot;&quot;;[.Q1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8"/>
          <table:table-cell table:style-name="ce27" table:formula="of:=IF(LEN([.Q78])&lt;=135;&quot;&quot;;IF(LEN([.Q78])&lt;=260;RIGHT([.Q78];LEN([.Q78])-SEARCH(&quot; &quot;;[.Q78];125));MID([.Q78];SEARCH(&quot; &quot;;[.Q78];130);IF(LEN([.Q78])&lt;=265;LEN([.Q78]);SEARCH(&quot; &quot;;[.Q78];255)-SEARCH(&quot; &quot;;[.Q78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62]&lt;&gt;&quot;&quot;;[.Q62];IF([.AB42]=&quot;&quot;;&quot;&quot;;[.AB35]))">
            <text:p/>
          </table:table-cell>
          <table:table-cell table:style-name="ce150" table:number-columns-repeated="4"/>
          <table:table-cell table:style-name="ce203"/>
          <table:table-cell table:style-name="ce11"/>
          <table:table-cell table:style-name="ce150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18"/>
          <table:table-cell table:style-name="ce28" table:formula="of:=IF(LEN([.Q78])&lt;=265;&quot;&quot;;RIGHT([.Q78];LEN([.Q78])-SEARCH(&quot; &quot;;[.Q78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60])" office:value-type="float" office:value="0" calcext:value-type="float">
            <text:p>0</text:p>
          </table:table-cell>
          <table:table-cell table:style-name="ce152" table:number-columns-repeated="6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number-columns-repeated="9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1"/>
          <table:table-cell/>
          <table:table-cell table:style-name="ce111" office:value-type="string" calcext:value-type="string">
            <text:p>TG-18 QC</text:p>
          </table:table-cell>
          <table:table-cell table:number-columns-repeated="9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10" office:value-type="string" calcext:value-type="string">
            <text:p>Enter 1 for YES, 2 for NO, 3 for NA</text:p>
          </table:table-cell>
          <table:table-cell table:number-columns-repeated="2"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table-cell table:style-name="ce104"/>
          <table:table-cell/>
          <table:table-cell table:style-name="ce124" office:value-type="string" calcext:value-type="string">
            <text:p>5%/95% patches visible:</text:p>
          </table:table-cell>
          <table:table-cell table:style-name="ce155"/>
          <table:table-cell table:style-name="ce180"/>
          <table:table-cell table:number-columns-repeated="5"/>
          <table:table-cell table:style-name="ce216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4"/>
          <table:table-cell/>
          <table:table-cell table:style-name="ce124" office:value-type="string" calcext:value-type="string">
            <text:p>Resolution acceptable:</text:p>
          </table:table-cell>
          <table:table-cell table:style-name="ce156"/>
          <table:table-cell table:style-name="ce181"/>
          <table:table-cell table:number-columns-repeated="5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97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4"/>
          <table:table-cell/>
          <table:table-cell table:style-name="ce124" office:value-type="string" calcext:value-type="string">
            <text:p>Display is free of artifacts/noise:</text:p>
          </table:table-cell>
          <table:table-cell table:style-name="ce157"/>
          <table:table-cell table:style-name="ce182"/>
          <table:table-cell table:number-columns-repeated="5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12"/>
          <table:table-cell/>
          <table:table-cell table:style-name="ce104"/>
          <table:table-cell/>
          <table:table-cell table:style-name="ce124" office:value-type="string" calcext:value-type="string">
            <text:p>QUALITY CONTROL visibility:</text:p>
          </table:table-cell>
          <table:table-cell office:value-type="string" calcext:value-type="string">
            <text:p>Enter as much of “QUALITY CONTROL” that is visible</text:p>
          </table:table-cell>
          <table:table-cell/>
          <table:table-cell table:style-name="Default" table:number-columns-repeated="5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TG-18 Uniformity</text:p>
          </table:table-cell>
          <table:table-cell table:style-name="ce13" table:number-columns-repeated="9"/>
          <table:table-cell table:style-name="ce89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Black</text:p>
          </table:table-cell>
          <table:table-cell table:style-name="ce158" table:number-columns-spanned="1" table:number-rows-spanned="2"/>
          <table:table-cell table:style-name="ce183" table:number-columns-spanned="1" table:number-rows-spanned="2"/>
          <table:table-cell table:style-name="Default" table:number-columns-repeated="5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18"/>
          <table:table-cell table:style-name="ce33" table:formula="of:=[.Q83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7"/>
          <table:table-cell table:style-name="ce58" table:formula="of:=[.S83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63"/>
          <table:table-cell/>
          <table:table-cell table:style-name="ce76" office:value-type="string" calcext:value-type="string">
            <text:p>Visual Assessment</text:p>
          </table:table-cell>
          <table:table-cell table:number-columns-repeated="3"/>
          <table:table-cell table:style-name="ce90"/>
          <table:table-cell/>
          <table:table-cell table:style-name="ce104"/>
          <table:table-cell/>
          <table:covered-table-cell/>
          <table:covered-table-cell table:style-name="ce159"/>
          <table:covered-table-cell table:style-name="ce184"/>
          <table:table-cell table:style-name="Default" table:number-columns-repeated="5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18"/>
          <table:table-cell table:style-name="ce34" table:formula="of:=[.Q84]" office:value-type="string" office:string-value="Left ()" calcext:value-type="string">
            <text:p>Left ()</text:p>
          </table:table-cell>
          <table:table-cell table:style-name="ce48" table:formula="of:=[.R84]" office:value-type="string" office:string-value="Right ()" calcext:value-type="string">
            <text:p>Right ()</text:p>
          </table:table-cell>
          <table:table-cell table:style-name="ce48" table:formula="of:=[.S84]" office:value-type="string" office:string-value="Left ()" calcext:value-type="string">
            <text:p>Left ()</text:p>
          </table:table-cell>
          <table:table-cell table:style-name="ce64" table:formula="of:=[.T84]" office:value-type="string" office:string-value="Right ()" calcext:value-type="string">
            <text:p>Right ()</text:p>
          </table:table-cell>
          <table:table-cell/>
          <table:table-cell table:style-name="ce42" table:formula="of:=IF([.V84]=&quot;&quot;;&quot;TBD&quot;;IF([.V84]=1;&quot;YES&quot;;IF([.V84]=2;&quot;NO&quot;;IF([.V84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gross non-uniformities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Gray</text:p>
          </table:table-cell>
          <table:table-cell table:style-name="ce160" table:number-columns-spanned="1" table:number-rows-spanned="2"/>
          <table:table-cell table:style-name="ce185" table:number-columns-spanned="1" table:number-rows-spanned="2"/>
          <table:table-cell table:style-name="Default" table:number-columns-repeated="5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16" office:value-type="string" calcext:value-type="string">
            <text:p>Average:</text:p>
          </table:table-cell>
          <table:table-cell table:style-name="ce35" table:formula="of:=IF([.Q90]=&quot;&quot;;&quot;&quot;;[.Q90])">
            <text:p/>
          </table:table-cell>
          <table:table-cell table:style-name="ce49" table:formula="of:=IF([.R90]=&quot;&quot;;&quot;&quot;;[.R90])">
            <text:p/>
          </table:table-cell>
          <table:table-cell table:style-name="ce49" table:formula="of:=IF([.S90]=&quot;&quot;;&quot;&quot;;[.S90])">
            <text:p/>
          </table:table-cell>
          <table:table-cell table:style-name="ce65" table:formula="of:=IF([.T90]=&quot;&quot;;&quot;&quot;;[.T90])">
            <text:p/>
          </table:table-cell>
          <table:table-cell/>
          <table:table-cell table:style-name="ce43" table:formula="of:=IF([.V85]=&quot;&quot;;&quot;TBD&quot;;IF([.V85]=1;&quot;YES&quot;;IF([.V85]=2;&quot;NO&quot;;IF([.V85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non-symmetric non-uniformities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covered-table-cell/>
          <table:covered-table-cell table:style-name="ce159"/>
          <table:covered-table-cell table:style-name="ce184"/>
          <table:table-cell table:style-name="Default" table:number-columns-repeated="5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16" office:value-type="string" calcext:value-type="string">
            <text:p>SD:</text:p>
          </table:table-cell>
          <table:table-cell table:style-name="ce35" table:formula="of:=IF([.Q91]=&quot;&quot;;&quot;&quot;;[.Q91])">
            <text:p/>
          </table:table-cell>
          <table:table-cell table:style-name="ce49" table:formula="of:=IF([.R91]=&quot;&quot;;&quot;&quot;;[.R91])">
            <text:p/>
          </table:table-cell>
          <table:table-cell table:style-name="ce49" table:formula="of:=IF([.S91]=&quot;&quot;;&quot;&quot;;[.S91])">
            <text:p/>
          </table:table-cell>
          <table:table-cell table:style-name="ce65" table:formula="of:=IF([.T91]=&quot;&quot;;&quot;&quot;;[.T91])">
            <text:p/>
          </table:table-cell>
          <table:table-cell/>
          <table:table-cell table:style-name="ce43" table:formula="of:=IF([.V86]=&quot;&quot;;&quot;TBD&quot;;IF([.V86]=1;&quot;YES&quot;;IF([.V86]=2;&quot;NO&quot;;IF([.V86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significant luminance variation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White</text:p>
          </table:table-cell>
          <table:table-cell table:style-name="ce161" table:number-columns-spanned="1" table:number-rows-spanned="2"/>
          <table:table-cell table:style-name="ce186" table:number-columns-spanned="1" table:number-rows-spanned="2"/>
          <table:table-cell table:style-name="Default" table:number-columns-repeated="5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style-name="ce16" office:value-type="string" calcext:value-type="string">
            <text:p>Deviation (%)</text:p>
          </table:table-cell>
          <table:table-cell table:style-name="ce36" table:formula="of:=IF([.Q92]=&quot;&quot;;&quot;&quot;;[.Q92])">
            <text:p/>
          </table:table-cell>
          <table:table-cell table:style-name="ce50" table:formula="of:=IF([.R92]=&quot;&quot;;&quot;&quot;;[.R92])">
            <text:p/>
          </table:table-cell>
          <table:table-cell table:style-name="ce50" table:formula="of:=IF([.S92]=&quot;&quot;;&quot;&quot;;[.S92])">
            <text:p/>
          </table:table-cell>
          <table:table-cell table:style-name="ce66" table:formula="of:=IF([.T92]=&quot;&quot;;&quot;&quot;;[.T92])">
            <text:p/>
          </table:table-cell>
          <table:table-cell table:number-columns-repeated="5"/>
          <table:table-cell table:style-name="ce90"/>
          <table:table-cell/>
          <table:table-cell table:style-name="ce104"/>
          <table:table-cell/>
          <table:covered-table-cell/>
          <table:covered-table-cell table:style-name="ce162"/>
          <table:covered-table-cell table:style-name="ce187"/>
          <table:table-cell table:style-name="Default" table:number-columns-repeated="5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37" table:formula="of:=IF([.D75]=&quot;&quot;;&quot;&quot;;IF([.D75]&lt;=0.3;&quot;PASS&quot;;&quot;FAIL&quot;))">
            <text:p/>
          </table:table-cell>
          <table:table-cell table:style-name="ce51" table:formula="of:=IF([.E75]=&quot;&quot;;&quot;&quot;;IF([.E75]&lt;=0.3;&quot;PASS&quot;;&quot;FAIL&quot;))">
            <text:p/>
          </table:table-cell>
          <table:table-cell table:style-name="ce51" table:formula="of:=IF([.F75]=&quot;&quot;;&quot;&quot;;IF([.F75]&lt;=0.3;&quot;PASS&quot;;&quot;FAIL&quot;))">
            <text:p/>
          </table:table-cell>
          <table:table-cell table:style-name="ce67" table:formula="of:=IF([.G75]=&quot;&quot;;&quot;&quot;;IF([.G75]&lt;=0.3;&quot;PASS&quot;;&quot;FAIL&quot;))">
            <text:p/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90"/>
          <table:table-cell/>
          <table:table-cell table:style-name="ce104"/>
          <table:table-cell table:style-name="Default" table:number-columns-repeated="9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 table:style-name="Default" table:number-columns-repeated="9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8"/>
          <table:table-cell table:style-name="ce27" table:formula="of:=IF(LEN([.Q93])&lt;=135;&quot;&quot;;IF(LEN([.Q93])&lt;=260;RIGHT([.Q93];LEN([.Q96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80]&lt;&gt;&quot;&quot;;[.Q80];IF([.AB36]=&quot;&quot;;&quot;&quot;;[.AB36]))">
            <text:p/>
          </table:table-cell>
          <table:table-cell table:style-name="ce150" table:number-columns-repeated="4"/>
          <table:table-cell table:style-name="ce203"/>
          <table:table-cell table:style-name="ce11"/>
          <table:table-cell table:style-name="ce150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8"/>
          <table:table-cell table:style-name="ce28" table:formula="of:=IF(LEN([.Q93])&lt;=265;&quot;&quot;;RIGHT([.Q93];LEN([.Q93])-SEARCH(&quot; &quot;;[.Q93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78])" office:value-type="float" office:value="0" calcext:value-type="float">
            <text:p>0</text:p>
          </table:table-cell>
          <table:table-cell table:style-name="ce152" table:number-columns-repeated="6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number-columns-repeated="9"/>
          <table:table-cell table:style-name="ce90"/>
          <table:table-cell/>
          <table:table-cell table:style-name="ce104"/>
          <table:table-cell table:number-columns-repeated="9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38" table:formula="of:=IF([.Q100]=&quot;&quot;;&quot;&quot;;IF(LEN([.Q100])&lt;=135;[.Q100];IF(LEN([.Q100])&lt;=260;LEFT([.Q100];SEARCH(&quot; &quot;;[.Q100];125));LEFT([.Q100];SEARCH(&quot; &quot;;[.Q100];130)))))">
            <text:p/>
          </table:table-cell>
          <table:table-cell table:style-name="ce52" table:number-columns-repeated="8"/>
          <table:table-cell table:style-name="ce90"/>
          <table:table-cell/>
          <table:table-cell table:style-name="ce111" office:value-type="string" calcext:value-type="string">
            <text:p>TG-18 Uniformity</text:p>
          </table:table-cell>
          <table:table-cell table:number-columns-repeated="6"/>
          <table:table-cell table:style-name="ce76" office:value-type="string" calcext:value-type="string">
            <text:p>Visual assessment</text:p>
          </table:table-cell>
          <table:table-cell table:number-columns-repeated="2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39" table:formula="of:=IF(LEN([.Q100])&lt;=135;&quot;&quot;;IF(LEN([.Q100])&lt;=260;RIGHT([.Q100];LEN([.Q100])-SEARCH(&quot; &quot;;[.Q100];125));MID([.Q100];SEARCH(&quot; &quot;;[.Q100];130);IF(LEN([.Q100])&lt;=265;LEN([.Q100]);SEARCH(&quot; &quot;;[.Q100];255)-SEARCH(&quot; &quot;;[.Q10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/>
          <table:table-cell table:style-name="ce137" office:value-type="string" calcext:value-type="string" table:number-columns-spanned="2" table:number-rows-spanned="1">
            <text:p>UNL-10 (cd/m^2)</text:p>
          </table:table-cell>
          <table:covered-table-cell table:style-name="ce163"/>
          <table:table-cell table:style-name="ce137" office:value-type="string" calcext:value-type="string" table:number-columns-spanned="2" table:number-rows-spanned="1">
            <text:p>UNL-80 (cd/m^2)</text:p>
          </table:table-cell>
          <table:covered-table-cell table:style-name="ce163"/>
          <table:table-cell/>
          <table:table-cell table:style-name="ce204" office:value-type="string" calcext:value-type="string">
            <text:p>Enter 1 for YES, 2 for NO, 3 for NA</text:p>
          </table:table-cell>
          <table:table-cell table:number-columns-repeated="2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39" table:formula="of:=IF(LEN([.Q100])&lt;=265;&quot;&quot;;RIGHT([.Q100];LEN([.Q100])-SEARCH(&quot; &quot;;[.Q10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/>
          <table:table-cell table:style-name="ce138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4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138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4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205"/>
          <table:table-cell office:value-type="string" calcext:value-type="string">
            <text:p>Free from gross non-uniformities</text:p>
          </table:table-cell>
          <table:table-cell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39" table:formula="of:=IF([.Q102]=&quot;&quot;;&quot;&quot;;IF(LEN([.Q102])&lt;=135;[.Q102];IF(LEN([.Q102])&lt;=260;LEFT([.Q102];SEARCH(&quot; &quot;;[.Q102];125));LEFT([.Q102];SEARCH(&quot; &quot;;[.Q10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Top left</text:p>
          </table:table-cell>
          <table:table-cell table:style-name="ce139"/>
          <table:table-cell table:style-name="ce165"/>
          <table:table-cell table:style-name="ce188"/>
          <table:table-cell table:style-name="ce165"/>
          <table:table-cell/>
          <table:table-cell table:style-name="ce205"/>
          <table:table-cell office:value-type="string" calcext:value-type="string">
            <text:p>Free from non-symmetric non-uniformities</text:p>
          </table:table-cell>
          <table:table-cell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39" table:formula="of:=IF(LEN([.Q102])&lt;=135;&quot;&quot;;IF(LEN([.Q102])&lt;=260;RIGHT([.Q102];LEN([.Q102])-SEARCH(&quot; &quot;;[.Q102];125));MID([.Q102];SEARCH(&quot; &quot;;[.Q102];130);IF(LEN([.Q102])&lt;=265;LEN([.Q102]);SEARCH(&quot; &quot;;[.Q102];255)-SEARCH(&quot; &quot;;[.Q10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Top right</text:p>
          </table:table-cell>
          <table:table-cell table:style-name="ce140"/>
          <table:table-cell table:style-name="ce166"/>
          <table:table-cell table:style-name="ce189"/>
          <table:table-cell table:style-name="ce166"/>
          <table:table-cell/>
          <table:table-cell table:style-name="ce205"/>
          <table:table-cell office:value-type="string" calcext:value-type="string">
            <text:p>Free from significant luminance variation</text:p>
          </table:table-cell>
          <table:table-cell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39" table:formula="of:=IF(LEN([.Q102])&lt;=265;&quot;&quot;;RIGHT([.Q102];LEN([.Q102])-SEARCH(&quot; &quot;;[.Q102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Center</text:p>
          </table:table-cell>
          <table:table-cell table:style-name="ce140"/>
          <table:table-cell table:style-name="ce166"/>
          <table:table-cell table:style-name="ce189"/>
          <table:table-cell table:style-name="ce166"/>
          <table:table-cell table:number-columns-repeated="4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9" table:formula="of:=IF([.Q104]=&quot;&quot;;&quot;&quot;;IF(LEN([.Q104])&lt;=135;[.Q104];IF(LEN([.Q104])&lt;=260;LEFT([.Q104];SEARCH(&quot; &quot;;[.Q104];125));LEFT([.Q104];SEARCH(&quot; &quot;;[.Q10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Bottom left</text:p>
          </table:table-cell>
          <table:table-cell table:style-name="ce140"/>
          <table:table-cell table:style-name="ce166"/>
          <table:table-cell table:style-name="ce189"/>
          <table:table-cell table:style-name="ce166"/>
          <table:table-cell table:number-columns-repeated="4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9" table:formula="of:=IF(LEN([.Q104])&lt;=135;&quot;&quot;;IF(LEN([.Q104])&lt;=260;RIGHT([.Q104];LEN([.Q104])-SEARCH(&quot; &quot;;[.Q104];125));MID([.Q104];SEARCH(&quot; &quot;;[.Q104];130);IF(LEN([.Q104])&lt;=265;LEN([.Q104]);SEARCH(&quot; &quot;;[.Q104];255)-SEARCH(&quot; &quot;;[.Q10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Bottom right</text:p>
          </table:table-cell>
          <table:table-cell table:style-name="ce141"/>
          <table:table-cell table:style-name="ce167"/>
          <table:table-cell table:style-name="ce190"/>
          <table:table-cell table:style-name="ce167"/>
          <table:table-cell table:number-columns-repeated="4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9" table:formula="of:=IF(LEN([.Q104])&lt;=265;&quot;&quot;;RIGHT([.Q104];LEN([.Q104])-SEARCH(&quot; &quot;;[.Q104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Average (cd/m^2):</text:p>
          </table:table-cell>
          <table:table-cell table:style-name="ce142" table:formula="of:=IF([.Q85]=&quot;&quot;;&quot;&quot;;AVERAGE([.Q85:.Q89]))">
            <text:p/>
          </table:table-cell>
          <table:table-cell table:style-name="ce168" table:formula="of:=IF([.R85]=&quot;&quot;;&quot;&quot;;AVERAGE([.R85:.R89]))">
            <text:p/>
          </table:table-cell>
          <table:table-cell table:style-name="ce191" table:formula="of:=IF([.S85]=&quot;&quot;;&quot;&quot;;AVERAGE([.S85:.S89]))">
            <text:p/>
          </table:table-cell>
          <table:table-cell table:style-name="ce168" table:formula="of:=IF([.T85]=&quot;&quot;;&quot;&quot;;AVERAGE([.T85:.T89]))">
            <text:p/>
          </table:table-cell>
          <table:table-cell table:number-columns-repeated="4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9" table:formula="of:=IF([.Q106]=&quot;&quot;;&quot;&quot;;IF(LEN([.Q106])&lt;=135;[.Q106];IF(LEN([.Q106])&lt;=260;LEFT([.Q106];SEARCH(&quot; &quot;;[.Q106];125));LEFT([.Q106];SEARCH(&quot; &quot;;[.Q10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SD (cd/m^2):</text:p>
          </table:table-cell>
          <table:table-cell table:style-name="ce143" table:formula="of:=IF([.Q85]=&quot;&quot;;&quot;&quot;;STDEV([.Q85:.Q89]))">
            <text:p/>
          </table:table-cell>
          <table:table-cell table:style-name="ce169" table:formula="of:=IF([.R85]=&quot;&quot;;&quot;&quot;;STDEV([.R85:.R89]))">
            <text:p/>
          </table:table-cell>
          <table:table-cell table:style-name="ce192" table:formula="of:=IF([.S85]=&quot;&quot;;&quot;&quot;;STDEV([.S85:.S89]))">
            <text:p/>
          </table:table-cell>
          <table:table-cell table:style-name="ce169" table:formula="of:=IF([.T85]=&quot;&quot;;&quot;&quot;;STDEV([.T85:.T89]))">
            <text:p/>
          </table:table-cell>
          <table:table-cell table:number-columns-repeated="4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9" table:formula="of:=IF(LEN([.Q106])&lt;=135;&quot;&quot;;IF(LEN([.Q106])&lt;=260;RIGHT([.Q106];LEN([.Q106])-SEARCH(&quot; &quot;;[.Q106];125));MID([.Q106];SEARCH(&quot; &quot;;[.Q106];130);IF(LEN([.Q106])&lt;=265;LEN([.Q106]);SEARCH(&quot; &quot;;[.Q106];255)-SEARCH(&quot; &quot;;[.Q10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Luminance Deviation (%):</text:p>
          </table:table-cell>
          <table:table-cell table:style-name="ce144" table:formula="of:=IF([.Q85]=&quot;&quot;;&quot;&quot;;(MAX([.Q85:.Q89])-MIN([.Q85:.Q89]))/(MIN([.Q85:.Q89])+MAX([.Q85:.Q89])))">
            <text:p/>
          </table:table-cell>
          <table:table-cell table:style-name="ce170" table:formula="of:=IF([.R85]=&quot;&quot;;&quot;&quot;;(MAX([.R85:.R89])-MIN([.R85:.R89]))/(MIN([.R85:.R89])+MAX([.R85:.R89])))">
            <text:p/>
          </table:table-cell>
          <table:table-cell table:style-name="ce193" table:formula="of:=IF([.S85]=&quot;&quot;;&quot;&quot;;(MAX([.S85:.S89])-MIN([.S85:.S89]))/(MIN([.S85:.S89])+MAX([.S85:.S89])))">
            <text:p/>
          </table:table-cell>
          <table:table-cell table:style-name="ce170" table:formula="of:=IF([.T85]=&quot;&quot;;&quot;&quot;;(MAX([.T85:.T89])-MIN([.T85:.T89]))/(MIN([.T85:.T89])+MAX([.T85:.T89])))">
            <text:p/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9" table:formula="of:=IF(LEN([.Q106])&lt;=265;&quot;&quot;;RIGHT([.Q106];LEN([.Q106])-SEARCH(&quot; &quot;;[.Q106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95]&lt;&gt;&quot;&quot;;[.Q95];IF([.AB37]=&quot;&quot;;&quot;&quot;;[.AB37]))">
            <text:p/>
          </table:table-cell>
          <table:table-cell table:style-name="ce150" table:number-columns-repeated="4"/>
          <table:table-cell table:style-name="ce203"/>
          <table:table-cell table:style-name="ce11"/>
          <table:table-cell table:style-name="ce150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9" table:formula="of:=IF([.Q108]=&quot;&quot;;&quot;&quot;;IF(LEN([.Q108])&lt;=135;[.Q108];IF(LEN([.Q108])&lt;=260;LEFT([.Q108];SEARCH(&quot; &quot;;[.Q108];125));LEFT([.Q108];SEARCH(&quot; &quot;;[.Q10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93])" office:value-type="float" office:value="0" calcext:value-type="float">
            <text:p>0</text:p>
          </table:table-cell>
          <table:table-cell table:style-name="ce152" table:number-columns-repeated="6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9" table:formula="of:=IF(LEN([.Q108])&lt;=135;&quot;&quot;;IF(LEN([.Q108])&lt;=260;RIGHT([.Q108];LEN([.Q108])-SEARCH(&quot; &quot;;[.Q108];125));MID([.Q108];SEARCH(&quot; &quot;;[.Q108];130);IF(LEN([.Q108])&lt;=265;LEN([.Q108]);SEARCH(&quot; &quot;;[.Q108];255)-SEARCH(&quot; &quot;;[.Q10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1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39" table:formula="of:=IF(LEN([.Q108])&lt;=265;&quot;&quot;;RIGHT([.Q108];LEN([.Q108])-SEARCH(&quot; &quot;;[.Q108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2"/>
          <table:table-cell table:style-name="ce117" table:number-columns-repeated="9"/>
          <table:table-cell table:style-name="ce214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39" table:formula="of:=IF([.Q110]=&quot;&quot;;&quot;&quot;;IF(LEN([.Q110])&lt;=135;[.Q110];IF(LEN([.Q110])&lt;=260;LEFT([.Q110];SEARCH(&quot; &quot;;[.Q110];125));LEFT([.Q110];SEARCH(&quot; &quot;;[.Q110];130)))))">
            <text:p/>
          </table:table-cell>
          <table:table-cell table:style-name="ce53" table:number-columns-repeated="8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39" table:formula="of:=IF(LEN([.Q110])&lt;=135;&quot;&quot;;IF(LEN([.Q110])&lt;=260;RIGHT([.Q110];LEN([.Q110])-SEARCH(&quot; &quot;;[.Q110];125));MID([.Q110];SEARCH(&quot; &quot;;[.Q110];130);IF(LEN([.Q110])&lt;=265;LEN([.Q110]);SEARCH(&quot; &quot;;[.Q110];255)-SEARCH(&quot; &quot;;[.Q11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1" table:number-columns-repeated="5"/>
          <table:table-cell table:style-name="ce198" office:value-type="string" calcext:value-type="string">
            <text:p>Comments Page 1</text:p>
          </table:table-cell>
          <table:table-cell table:style-name="ce11" table:number-columns-repeated="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9" table:formula="of:=IF(LEN([.Q110])&lt;=265;&quot;&quot;;RIGHT([.Q110];LEN([.Q110])-SEARCH(&quot; &quot;;[.Q11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1"/>
          <table:table-cell table:style-name="ce112" table:number-columns-repeated="3"/>
          <table:table-cell table:style-name="ce194" office:value-type="string" calcext:value-type="string">
            <text:p>Previous Year Comments</text:p>
          </table:table-cell>
          <table:table-cell table:style-name="ce112" table:number-columns-repeated="5"/>
          <table:table-cell table:style-name="ce209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9" table:formula="of:=IF([.Q112]=&quot;&quot;;&quot;&quot;;IF(LEN([.Q112])&lt;=135;[.Q112];IF(LEN([.Q112])&lt;=260;LEFT([.Q112];SEARCH(&quot; &quot;;[.Q112];125));LEFT([.Q112];SEARCH(&quot; &quot;;[.Q11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Comments:</text:p>
          </table:table-cell>
          <table:table-cell table:style-name="ce145"/>
          <table:table-cell table:style-name="ce171"/>
          <table:table-cell table:style-name="ce195" table:formula="of:=IF([.AB39]=&quot;&quot;;&quot;&quot;;[.AB39])">
            <text:p/>
          </table:table-cell>
          <table:table-cell table:style-name="ce150" table:number-columns-repeated="2"/>
          <table:table-cell table:style-name="ce203"/>
          <table:table-cell table:style-name="ce11"/>
          <table:table-cell table:style-name="ce150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39" table:formula="of:=IF(LEN([.Q112])&lt;=135;&quot;&quot;;IF(LEN([.Q112])&lt;=260;RIGHT([.Q112];LEN([.Q112])-SEARCH(&quot; &quot;;[.Q112];125));MID([.Q112];SEARCH(&quot; &quot;;[.Q112];130);IF(LEN([.Q112])&lt;=265;LEN([.Q112]);SEARCH(&quot; &quot;;[.Q112];255)-SEARCH(&quot; &quot;;[.Q11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46"/>
          <table:table-cell table:style-name="ce172" table:formula="of:=LEN([.Q100])" office:value-type="float" office:value="0" calcext:value-type="float">
            <text:p>0</text:p>
          </table:table-cell>
          <table:table-cell table:style-name="ce196" table:number-columns-repeated="2"/>
          <table:table-cell table:style-name="ce199"/>
          <table:table-cell table:style-name="ce152" table:number-columns-repeated="3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39" table:formula="of:=IF(LEN([.Q112])&lt;=265;&quot;&quot;;RIGHT([.Q112];LEN([.Q112])-SEARCH(&quot; &quot;;[.Q112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41]=&quot;&quot;;&quot;&quot;;[.AB41])">
            <text:p/>
          </table:table-cell>
          <table:table-cell table:style-name="ce150" table:number-columns-repeated="2"/>
          <table:table-cell table:style-name="ce203"/>
          <table:table-cell table:style-name="ce11"/>
          <table:table-cell table:style-name="ce150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39" table:formula="of:=IF([.Q114]=&quot;&quot;;&quot;&quot;;IF(LEN([.Q114])&lt;=135;[.Q114];IF(LEN([.Q114])&lt;=260;LEFT([.Q114];SEARCH(&quot; &quot;;[.Q114];125));LEFT([.Q114];SEARCH(&quot; &quot;;[.Q11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2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39" table:formula="of:=IF(LEN([.Q114])&lt;=135;&quot;&quot;;IF(LEN([.Q114])&lt;=260;RIGHT([.Q114];LEN([.Q114])-SEARCH(&quot; &quot;;[.Q114];125));MID([.Q114];SEARCH(&quot; &quot;;[.Q114];130);IF(LEN([.Q114])&lt;=265;LEN([.Q114]);SEARCH(&quot; &quot;;[.Q114];255)-SEARCH(&quot; &quot;;[.Q11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43]=&quot;&quot;;&quot;&quot;;[.AB43])">
            <text:p/>
          </table:table-cell>
          <table:table-cell table:style-name="ce150" table:number-columns-repeated="2"/>
          <table:table-cell table:style-name="ce203"/>
          <table:table-cell table:style-name="ce11"/>
          <table:table-cell table:style-name="ce150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39" table:formula="of:=IF(LEN([.Q114])&lt;=265;&quot;&quot;;RIGHT([.Q114];LEN([.Q114])-SEARCH(&quot; &quot;;[.Q114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4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/>
          <table:table-cell table:style-name="ce39" table:formula="of:=IF([.Q116]=&quot;&quot;;&quot;&quot;;IF(LEN([.Q116])&lt;=135;[.Q116];IF(LEN([.Q116])&lt;=260;LEFT([.Q116];SEARCH(&quot; &quot;;[.Q116];125));LEFT([.Q116];SEARCH(&quot; &quot;;[.Q11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45]=&quot;&quot;;&quot;&quot;;[.AB45])">
            <text:p/>
          </table:table-cell>
          <table:table-cell table:style-name="ce150" table:number-columns-repeated="2"/>
          <table:table-cell table:style-name="ce203"/>
          <table:table-cell table:style-name="ce11"/>
          <table:table-cell table:style-name="ce150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9" table:formula="of:=IF(LEN([.Q116])&lt;=135;&quot;&quot;;IF(LEN([.Q116])&lt;=260;RIGHT([.Q116];LEN([.Q116])-SEARCH(&quot; &quot;;[.Q116];125));MID([.Q116];SEARCH(&quot; &quot;;[.Q116];130);IF(LEN([.Q116])&lt;=265;LEN([.Q116]);SEARCH(&quot; &quot;;[.Q116];255)-SEARCH(&quot; &quot;;[.Q11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6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9" table:formula="of:=IF(LEN([.Q116])&lt;=265;&quot;&quot;;RIGHT([.Q116];LEN([.Q116])-SEARCH(&quot; &quot;;[.Q116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47]=&quot;&quot;;&quot;&quot;;[.AB47])">
            <text:p/>
          </table:table-cell>
          <table:table-cell table:style-name="ce150" table:number-columns-repeated="2"/>
          <table:table-cell table:style-name="ce203"/>
          <table:table-cell table:style-name="ce11"/>
          <table:table-cell table:style-name="ce150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39" table:formula="of:=IF([.Q118]=&quot;&quot;;&quot;&quot;;IF(LEN([.Q118])&lt;=135;[.Q118];IF(LEN([.Q118])&lt;=260;LEFT([.Q118];SEARCH(&quot; &quot;;[.Q118];125));LEFT([.Q118];SEARCH(&quot; &quot;;[.Q11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8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/>
          <table:table-cell table:style-name="ce39" table:formula="of:=IF(LEN([.Q118])&lt;=135;&quot;&quot;;IF(LEN([.Q118])&lt;=260;RIGHT([.Q118];LEN([.Q118])-SEARCH(&quot; &quot;;[.Q118];125));MID([.Q118];SEARCH(&quot; &quot;;[.Q118];130);IF(LEN([.Q118])&lt;=265;LEN([.Q118]);SEARCH(&quot; &quot;;[.Q118];255)-SEARCH(&quot; &quot;;[.Q11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49]=&quot;&quot;;&quot;&quot;;[.AB49])">
            <text:p/>
          </table:table-cell>
          <table:table-cell table:style-name="ce150" table:number-columns-repeated="2"/>
          <table:table-cell table:style-name="ce203"/>
          <table:table-cell table:style-name="ce11"/>
          <table:table-cell table:style-name="ce150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/>
          <table:table-cell table:style-name="ce39" table:formula="of:=IF(LEN([.Q118])&lt;=265;&quot;&quot;;RIGHT([.Q118];LEN([.Q118])-SEARCH(&quot; &quot;;[.Q118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0])" office:value-type="float" office:value="0" calcext:value-type="float">
            <text:p>0</text:p>
          </table:table-cell>
          <table:table-cell table:style-name="ce152" table:number-columns-repeated="6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/>
          <table:table-cell table:style-name="ce39" table:formula="of:=IF([.Q120]=&quot;&quot;;&quot;&quot;;IF(LEN([.Q120])&lt;=135;[.Q120];IF(LEN([.Q120])&lt;=260;LEFT([.Q120];SEARCH(&quot; &quot;;[.Q120];125));LEFT([.Q120];SEARCH(&quot; &quot;;[.Q12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1]=&quot;&quot;;&quot;&quot;;[.AB51])">
            <text:p/>
          </table:table-cell>
          <table:table-cell table:style-name="ce150" table:number-columns-repeated="2"/>
          <table:table-cell table:style-name="ce203"/>
          <table:table-cell table:style-name="ce11"/>
          <table:table-cell table:style-name="ce150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9" table:formula="of:=IF(LEN([.Q120])&lt;=135;&quot;&quot;;IF(LEN([.Q120])&lt;=260;RIGHT([.Q120];LEN([.Q120])-SEARCH(&quot; &quot;;[.Q120];125));MID([.Q120];SEARCH(&quot; &quot;;[.Q120];130);IF(LEN([.Q120])&lt;=265;LEN([.Q120]);SEARCH(&quot; &quot;;[.Q120];255)-SEARCH(&quot; &quot;;[.Q12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2])" office:value-type="float" office:value="0" calcext:value-type="float">
            <text:p>0</text:p>
          </table:table-cell>
          <table:table-cell table:style-name="ce152" table:number-columns-repeated="6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9" table:formula="of:=IF(LEN([.Q120])&lt;=265;&quot;&quot;;RIGHT([.Q120];LEN([.Q120])-SEARCH(&quot; &quot;;[.Q12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3]=&quot;&quot;;&quot;&quot;;[.AB53])">
            <text:p/>
          </table:table-cell>
          <table:table-cell table:style-name="ce150" table:number-columns-repeated="2"/>
          <table:table-cell table:style-name="ce203"/>
          <table:table-cell table:style-name="ce11"/>
          <table:table-cell table:style-name="ce150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4])" office:value-type="float" office:value="0" calcext:value-type="float">
            <text:p>0</text:p>
          </table:table-cell>
          <table:table-cell table:style-name="ce152" table:number-columns-repeated="6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5]=&quot;&quot;;&quot;&quot;;[.AB55])">
            <text:p/>
          </table:table-cell>
          <table:table-cell table:style-name="ce150" table:number-columns-repeated="2"/>
          <table:table-cell table:style-name="ce203"/>
          <table:table-cell table:style-name="ce11"/>
          <table:table-cell table:style-name="ce150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6])" office:value-type="float" office:value="0" calcext:value-type="float">
            <text:p>0</text:p>
          </table:table-cell>
          <table:table-cell table:style-name="ce152" table:number-columns-repeated="6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7]=&quot;&quot;;&quot;&quot;;[.AB57])">
            <text:p/>
          </table:table-cell>
          <table:table-cell table:style-name="ce150" table:number-columns-repeated="2"/>
          <table:table-cell table:style-name="ce203"/>
          <table:table-cell table:style-name="ce11"/>
          <table:table-cell table:style-name="ce150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8])" office:value-type="float" office:value="0" calcext:value-type="float">
            <text:p>0</text:p>
          </table:table-cell>
          <table:table-cell table:style-name="ce152" table:number-columns-repeated="6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9]=&quot;&quot;;&quot;&quot;;[.AB59])">
            <text:p/>
          </table:table-cell>
          <table:table-cell table:style-name="ce150" table:number-columns-repeated="2"/>
          <table:table-cell table:style-name="ce203"/>
          <table:table-cell table:style-name="ce11"/>
          <table:table-cell table:style-name="ce150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20])" office:value-type="float" office:value="0" calcext:value-type="float">
            <text:p>0</text:p>
          </table:table-cell>
          <table:table-cell table:style-name="ce152" table:number-columns-repeated="6"/>
          <table:table-cell table:style-name="ce210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2"/>
          <table:table-cell table:style-name="ce117" table:number-columns-repeated="9"/>
          <table:table-cell table:style-name="ce214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  <calcext:conditional-format calcext:target-range-address="Barco.Q101:Barco.T101">
            <calcext:condition calcext:apply-style-name="Pass" calcext:value="&lt;=0.3" calcext:base-cell-address="Barco.Q101"/>
            <calcext:condition calcext:apply-style-name="Fail" calcext:value="&gt;0.3" calcext:base-cell-address="Barco.Q10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5:04:41.3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6-04-01T15:17:04.478000000</dc:date>
    <meta:editing-duration>PT8H33M49S</meta:editing-duration>
    <meta:editing-cycles>71</meta:editing-cycles>
    <meta:generator>LibreOffice/5.1.0.3$Windows_X86_64 LibreOffice_project/5e3e00a007d9b3b6efb6797a8b8e57b51ab1f737</meta:generator>
    <dc:creator>Eugene Mah</dc:creator>
    <meta:document-statistic meta:table-count="1" meta:cell-count="690" meta:object-count="0"/>
  </office:meta>
</office:document-meta>
</file>